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4pt" style:font-size-asian="14pt" style:font-size-complex="14pt"/>
    </style:style>
    <style:style style:name="P3" style:parent-style-name="Normal" style:family="paragraph">
      <style:text-properties style:font-name="Arial" style:font-name-complex="Arial" fo:font-size="14pt" style:font-size-asian="14pt" style:font-size-complex="14pt"/>
    </style:style>
    <style:style style:name="P4" style:parent-style-name="Normal" style:family="paragraph">
      <style:text-properties style:font-name="Arial" style:font-name-complex="Arial" fo:font-size="14pt" style:font-size-asian="14pt" style:font-size-complex="14pt"/>
    </style:style>
    <style:style style:name="P5" style:parent-style-name="Normal" style:family="paragraph">
      <style:text-properties style:font-name="Arial" style:font-name-complex="Arial" fo:font-size="14pt" style:font-size-asian="14pt" style:font-size-complex="14pt"/>
    </style:style>
    <style:style style:name="P6" style:parent-style-name="Normal" style:family="paragraph"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9" style:parent-style-name="Normal" style:family="paragraph">
      <style:text-properties style:font-name="Arial" style:font-name-complex="Arial" fo:font-size="14pt" style:font-size-asian="14pt" style:font-size-complex="14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name="P5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" style:parent-style-name="Normal" style:family="paragraph">
      <style:text-properties style:font-name="Arial" style:font-name-complex="Arial" fo:font-size="14pt" style:font-size-asian="14pt" style:font-size-complex="14pt"/>
    </style:style>
    <style:style style:name="P53" style:parent-style-name="Normal" style:family="paragraph">
      <style:text-properties style:font-name="Arial" style:font-name-complex="Arial" fo:font-size="14pt" style:font-size-asian="14pt" style:font-size-complex="14pt"/>
    </style:style>
    <style:style style:name="P54" style:parent-style-name="Normal" style:family="paragraph">
      <style:text-properties style:font-name="Arial" style:font-name-complex="Arial" fo:font-size="14pt" style:font-size-asian="14pt" style:font-size-complex="14pt"/>
    </style:style>
    <style:style style:name="P55" style:parent-style-name="Normal" style:family="paragraph">
      <style:text-properties style:font-name="Arial" style:font-name-complex="Arial" fo:font-size="14pt" style:font-size-asian="14pt" style:font-size-complex="14pt"/>
    </style:style>
    <style:style style:name="P56" style:parent-style-name="Normal" style:family="paragraph">
      <style:text-properties style:font-name="Arial" style:font-name-complex="Arial" fo:font-size="14pt" style:font-size-asian="14pt" style:font-size-complex="14pt"/>
    </style:style>
    <style:style style:name="P57" style:parent-style-name="Normal" style:family="paragraph">
      <style:text-properties style:font-name="Arial" style:font-name-complex="Arial" fo:font-size="14pt" style:font-size-asian="14pt" style:font-size-complex="14pt"/>
    </style:style>
    <style:style style:name="P58" style:parent-style-name="Normal" style:family="paragraph">
      <style:text-properties style:font-name="Arial" style:font-name-complex="Arial" fo:font-size="14pt" style:font-size-asian="14pt" style:font-size-complex="14pt"/>
    </style:style>
    <style:style style:name="P59" style:parent-style-name="Normal" style:family="paragraph">
      <style:text-properties style:font-name="Arial" style:font-name-complex="Arial" fo:font-size="14pt" style:font-size-asian="14pt" style:font-size-complex="14pt"/>
    </style:style>
    <style:style style:name="P60" style:parent-style-name="Normal" style:family="paragraph">
      <style:text-properties style:font-name="Arial" style:font-name-complex="Arial" fo:font-size="14pt" style:font-size-asian="14pt" style:font-size-complex="14pt"/>
    </style:style>
    <style:style style:name="P61" style:parent-style-name="Normal" style:family="paragraph">
      <style:text-properties style:font-name="Arial" style:font-name-complex="Arial" fo:font-size="14pt" style:font-size-asian="14pt" style:font-size-complex="14pt"/>
    </style:style>
    <style:style style:name="P62" style:parent-style-name="Normal" style:family="paragraph">
      <style:text-properties style:font-name="Arial" style:font-name-complex="Arial" fo:font-size="14pt" style:font-size-asian="14pt" style:font-size-complex="14pt"/>
    </style:style>
    <style:style style:name="P63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4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5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6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7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8" style:parent-style-name="Párrafodelista" style:list-style-name="LFO1" style:family="paragraph">
      <style:text-properties style:font-name="Arial" style:font-name-complex="Arial" fo:font-size="14pt" style:font-size-asian="14pt" style:font-size-complex="14pt"/>
    </style:style>
    <style:style style:name="P69" style:parent-style-name="Normal" style:family="paragraph">
      <style:text-properties style:font-name="Arial" style:font-name-complex="Arial" fo:font-size="14pt" style:font-size-asian="14pt" style:font-size-complex="14pt"/>
    </style:style>
    <style:style style:name="P70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1" style:parent-style-name="Normal" style:family="paragraph">
      <style:text-properties style:font-name="Arial" style:font-name-complex="Arial" fo:font-size="14pt" style:font-size-asian="14pt" style:font-size-complex="14pt"/>
    </style:style>
    <style:style style:name="P72" style:parent-style-name="Normal" style:family="paragraph">
      <style:text-properties style:font-name="Arial" style:font-name-complex="Arial" fo:font-size="14pt" style:font-size-asian="14pt" style:font-size-complex="14pt"/>
    </style:style>
    <style:style style:name="P73" style:parent-style-name="Normal" style:family="paragraph">
      <style:text-properties style:font-name="Arial" style:font-name-complex="Arial" fo:font-size="14pt" style:font-size-asian="14pt" style:font-size-complex="14pt"/>
    </style:style>
    <style:style style:name="P74" style:parent-style-name="Normal" style:family="paragraph">
      <style:text-properties style:font-name="Arial" style:font-name-complex="Arial" fo:font-size="14pt" style:font-size-asian="14pt" style:font-size-complex="14pt"/>
    </style:style>
    <style:style style:name="P75" style:parent-style-name="Normal" style:family="paragraph">
      <style:text-properties style:font-name="Arial" style:font-name-complex="Arial" fo:font-size="14pt" style:font-size-asian="14pt" style:font-size-complex="14pt"/>
    </style:style>
    <style:style style:name="P76" style:parent-style-name="Normal" style:family="paragraph">
      <style:text-properties style:font-name="Arial" style:font-name-complex="Arial" fo:font-size="14pt" style:font-size-asian="14pt" style:font-size-complex="14pt"/>
    </style:style>
    <style:style style:name="P77" style:parent-style-name="Normal" style:family="paragraph">
      <style:text-properties style:font-name="Arial" style:font-name-complex="Arial" fo:font-size="14pt" style:font-size-asian="14pt" style:font-size-complex="14pt"/>
    </style:style>
    <style:style style:name="P78" style:parent-style-name="Normal" style:family="paragraph">
      <style:text-properties style:font-name="Arial" style:font-name-complex="Arial" fo:font-size="14pt" style:font-size-asian="14pt" style:font-size-complex="14pt"/>
    </style:style>
    <style:style style:name="P79" style:parent-style-name="Normal" style:family="paragraph">
      <style:text-properties style:font-name="Arial" style:font-name-complex="Arial" fo:font-size="14pt" style:font-size-asian="14pt" style:font-size-complex="14pt"/>
    </style:style>
    <style:style style:name="P80" style:parent-style-name="Normal" style:family="paragraph">
      <style:text-properties style:font-name="Arial" style:font-name-complex="Arial" fo:font-size="14pt" style:font-size-asian="14pt" style:font-size-complex="14pt"/>
    </style:style>
    <style:style style:name="P81" style:parent-style-name="Normal" style:family="paragraph">
      <style:text-properties style:font-name="Arial" style:font-name-complex="Arial" fo:font-size="14pt" style:font-size-asian="14pt" style:font-size-complex="14pt"/>
    </style:style>
    <style:style style:name="P82" style:parent-style-name="Normal" style:family="paragraph">
      <style:text-properties style:font-name="Arial" style:font-name-complex="Arial" fo:font-size="14pt" style:font-size-asian="14pt" style:font-size-complex="14pt"/>
    </style:style>
    <style:style style:name="P83" style:parent-style-name="Normal" style:family="paragraph">
      <style:text-properties style:font-name="Arial" style:font-name-complex="Arial" fo:font-size="14pt" style:font-size-asian="14pt" style:font-size-complex="14pt"/>
    </style:style>
    <style:style style:name="P84" style:parent-style-name="Normal" style:family="paragraph">
      <style:text-properties style:font-name="Arial" style:font-name-complex="Arial" fo:font-size="14pt" style:font-size-asian="14pt" style:font-size-complex="14pt"/>
    </style:style>
    <style:style style:name="P85" style:parent-style-name="Normal" style:family="paragraph">
      <style:text-properties style:font-name="Arial" style:font-name-complex="Arial" fo:font-size="14pt" style:font-size-asian="14pt" style:font-size-complex="14pt"/>
    </style:style>
    <style:style style:name="P86" style:parent-style-name="Normal" style:family="paragraph">
      <style:text-properties style:font-name="Arial" style:font-name-complex="Arial" fo:font-size="14pt" style:font-size-asian="14pt" style:font-size-complex="14pt"/>
    </style:style>
    <style:style style:name="P87" style:parent-style-name="Normal" style:family="paragraph">
      <style:text-properties style:font-name="Arial" style:font-name-complex="Arial" fo:font-size="14pt" style:font-size-asian="14pt" style:font-size-complex="14pt"/>
    </style:style>
    <style:style style:name="P88" style:parent-style-name="Normal" style:family="paragraph">
      <style:text-properties style:font-name="Arial" style:font-name-complex="Arial" fo:font-size="14pt" style:font-size-asian="14pt" style:font-size-complex="14pt"/>
    </style:style>
    <style:style style:name="P89" style:parent-style-name="Normal" style:family="paragraph">
      <style:text-properties style:font-name="Arial" style:font-name-complex="Arial" fo:font-size="14pt" style:font-size-asian="14pt" style:font-size-complex="14pt"/>
    </style:style>
    <style:style style:name="P90" style:parent-style-name="Normal" style:family="paragraph">
      <style:text-properties style:font-name="Arial" style:font-name-complex="Arial" fo:font-size="14pt" style:font-size-asian="14pt" style:font-size-complex="14pt"/>
    </style:style>
    <style:style style:name="P91" style:parent-style-name="Normal" style:family="paragraph"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text-properties style:font-name="Arial" style:font-name-complex="Arial" fo:font-size="14pt" style:font-size-asian="14pt" style:font-size-complex="14pt"/>
    </style:style>
    <style:style style:name="P96" style:parent-style-name="Normal" style:family="paragraph">
      <style:text-properties style:font-name="Arial" style:font-name-complex="Arial" fo:font-size="14pt" style:font-size-asian="14pt" style:font-size-complex="14pt"/>
    </style:style>
    <style:style style:name="P97" style:parent-style-name="Normal" style:family="paragraph">
      <style:text-properties style:font-name="Arial" style:font-name-complex="Arial" fo:font-size="14pt" style:font-size-asian="14pt" style:font-size-complex="14pt"/>
    </style:style>
    <style:style style:name="P98" style:parent-style-name="Normal" style:family="paragraph">
      <style:text-properties style:font-name="Arial" style:font-name-complex="Arial" fo:font-size="14pt" style:font-size-asian="14pt" style:font-size-complex="14pt"/>
    </style:style>
    <style:style style:name="P99" style:parent-style-name="Normal" style:family="paragraph">
      <style:text-properties style:font-name="Arial" style:font-name-complex="Arial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4pt" style:font-size-asian="14pt" style:font-size-complex="14pt"/>
    </style:style>
    <style:style style:name="P102" style:parent-style-name="Normal" style:family="paragraph">
      <style:text-properties style:font-name="Arial" style:font-name-complex="Arial" fo:font-size="14pt" style:font-size-asian="14pt" style:font-size-complex="14pt"/>
    </style:style>
    <style:style style:name="P103" style:parent-style-name="Normal" style:family="paragraph">
      <style:text-properties style:font-name="Arial" style:font-name-complex="Arial" fo:font-size="14pt" style:font-size-asian="14pt" style:font-size-complex="14pt"/>
    </style:style>
    <style:style style:name="P104" style:parent-style-name="Normal" style:family="paragraph">
      <style:text-properties style:font-name="Arial" style:font-name-complex="Arial" fo:font-size="14pt" style:font-size-asian="14pt" style:font-size-complex="14pt"/>
    </style:style>
    <style:style style:name="P105" style:parent-style-name="Normal" style:family="paragraph">
      <style:text-properties style:font-name="Arial" style:font-name-complex="Arial" fo:font-size="14pt" style:font-size-asian="14pt" style:font-size-complex="14pt"/>
    </style:style>
    <style:style style:name="P106" style:parent-style-name="Normal" style:family="paragraph">
      <style:text-properties style:font-name="Arial" style:font-name-complex="Arial" fo:font-size="14pt" style:font-size-asian="14pt" style:font-size-complex="14pt"/>
    </style:style>
    <style:style style:name="P107" style:parent-style-name="Normal" style:family="paragraph">
      <style:text-properties style:font-name="Arial" style:font-name-complex="Arial" fo:font-size="14pt" style:font-size-asian="14pt" style:font-size-complex="14pt"/>
    </style:style>
    <style:style style:name="P108" style:parent-style-name="Normal" style:family="paragraph">
      <style:text-properties style:font-name="Arial" style:font-name-complex="Arial" fo:font-size="14pt" style:font-size-asian="14pt" style:font-size-complex="14pt"/>
    </style:style>
    <style:style style:name="P109" style:parent-style-name="Normal" style:family="paragraph">
      <style:text-properties style:font-name="Arial" style:font-name-complex="Arial" fo:font-size="14pt" style:font-size-asian="14pt" style:font-size-complex="14pt"/>
    </style:style>
    <style:style style:name="P110" style:parent-style-name="Normal" style:family="paragraph">
      <style:text-properties style:font-name="Arial" style:font-name-complex="Arial" fo:font-size="14pt" style:font-size-asian="14pt" style:font-size-complex="14pt"/>
    </style:style>
    <style:style style:name="P111" style:parent-style-name="Normal" style:family="paragraph">
      <style:text-properties style:font-name="Arial" style:font-name-complex="Arial" fo:font-size="14pt" style:font-size-asian="14pt" style:font-size-complex="14pt"/>
    </style:style>
    <style:style style:name="P112" style:parent-style-name="Normal" style:family="paragraph">
      <style:text-properties style:font-name="Arial" style:font-name-complex="Arial" fo:font-size="14pt" style:font-size-asian="14pt" style:font-size-complex="14pt"/>
    </style:style>
    <style:style style:name="P113" style:parent-style-name="Normal" style:family="paragraph">
      <style:text-properties style:font-name="Arial" style:font-name-complex="Arial" fo:font-size="14pt" style:font-size-asian="14pt" style:font-size-complex="14pt"/>
    </style:style>
    <style:style style:name="P1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15" style:parent-style-name="Normal" style:family="paragraph">
      <style:text-properties style:font-name="Arial" style:font-name-complex="Arial" fo:font-size="14pt" style:font-size-asian="14pt" style:font-size-complex="14pt"/>
    </style:style>
    <style:style style:name="P116" style:parent-style-name="Normal" style:family="paragraph">
      <style:text-properties style:font-name="Arial" style:font-name-complex="Arial" fo:font-size="14pt" style:font-size-asian="14pt" style:font-size-complex="14pt"/>
    </style:style>
    <style:style style:name="P117" style:parent-style-name="Normal" style:family="paragraph">
      <style:text-properties style:font-name="Arial" style:font-name-complex="Arial" fo:font-size="14pt" style:font-size-asian="14pt" style:font-size-complex="14pt"/>
    </style:style>
    <style:style style:name="P118" style:parent-style-name="Normal" style:family="paragraph">
      <style:text-properties style:font-name="Arial" style:font-name-complex="Arial" fo:font-size="14pt" style:font-size-asian="14pt" style:font-size-complex="14pt"/>
    </style:style>
    <style:style style:name="P119" style:parent-style-name="Normal" style:family="paragraph">
      <style:text-properties style:font-name="Arial" style:font-name-complex="Arial" fo:font-size="14pt" style:font-size-asian="14pt" style:font-size-complex="14pt"/>
    </style:style>
    <style:style style:name="P120" style:parent-style-name="Normal" style:family="paragraph">
      <style:text-properties style:font-name="Arial" style:font-name-complex="Arial" fo:font-size="14pt" style:font-size-asian="14pt" style:font-size-complex="14pt"/>
    </style:style>
    <style:style style:name="P121" style:parent-style-name="Normal" style:family="paragraph">
      <style:text-properties style:font-name="Arial" style:font-name-complex="Arial" fo:font-size="14pt" style:font-size-asian="14pt" style:font-size-complex="14pt"/>
    </style:style>
    <style:style style:name="P122" style:parent-style-name="Normal" style:family="paragraph">
      <style:text-properties style:font-name="Arial" style:font-name-complex="Arial" fo:font-size="14pt" style:font-size-asian="14pt" style:font-size-complex="14pt"/>
    </style:style>
    <style:style style:name="P123" style:parent-style-name="Normal" style:family="paragraph">
      <style:text-properties style:font-name="Arial" style:font-name-complex="Arial" fo:font-size="14pt" style:font-size-asian="14pt" style:font-size-complex="14pt"/>
    </style:style>
    <style:style style:name="P124" style:parent-style-name="Normal" style:family="paragraph">
      <style:text-properties style:font-name="Arial" style:font-name-complex="Arial" fo:font-size="14pt" style:font-size-asian="14pt" style:font-size-complex="14pt"/>
    </style:style>
    <style:style style:name="P125" style:parent-style-name="Normal" style:family="paragraph">
      <style:text-properties style:font-name="Arial" style:font-name-complex="Arial" fo:font-size="14pt" style:font-size-asian="14pt" style:font-size-complex="14pt"/>
    </style:style>
    <style:style style:name="P126" style:parent-style-name="Normal" style:family="paragraph">
      <style:text-properties style:font-name="Arial" style:font-name-complex="Arial" fo:font-size="14pt" style:font-size-asian="14pt" style:font-size-complex="14pt"/>
    </style:style>
    <style:style style:name="P127" style:parent-style-name="Normal" style:family="paragraph">
      <style:text-properties style:font-name="Arial" style:font-name-complex="Arial" fo:font-size="14pt" style:font-size-asian="14pt" style:font-size-complex="14pt"/>
    </style:style>
    <style:style style:name="P128" style:parent-style-name="Normal" style:family="paragraph">
      <style:text-properties style:font-name="Arial" style:font-name-complex="Arial" fo:font-size="14pt" style:font-size-asian="14pt" style:font-size-complex="14pt"/>
    </style:style>
    <style:style style:name="P129" style:parent-style-name="Normal" style:family="paragraph">
      <style:text-properties style:font-name="Arial" style:font-name-complex="Arial" fo:font-size="14pt" style:font-size-asian="14pt" style:font-size-complex="14pt"/>
    </style:style>
    <style:style style:name="P130" style:parent-style-name="Normal" style:family="paragraph">
      <style:text-properties style:font-name="Arial" style:font-name-complex="Arial" fo:font-size="14pt" style:font-size-asian="14pt" style:font-size-complex="14pt"/>
    </style:style>
    <style:style style:name="P131" style:parent-style-name="Normal" style:family="paragraph">
      <style:text-properties style:font-name="Arial" style:font-name-complex="Arial" fo:font-size="14pt" style:font-size-asian="14pt" style:font-size-complex="14pt"/>
    </style:style>
    <style:style style:name="P132" style:parent-style-name="Normal" style:family="paragraph">
      <style:text-properties style:font-name="Arial" style:font-name-complex="Arial" fo:font-size="14pt" style:font-size-asian="14pt" style:font-size-complex="14pt"/>
    </style:style>
    <style:style style:name="P133" style:parent-style-name="Normal" style:family="paragraph">
      <style:text-properties style:font-name="Arial" style:font-name-complex="Arial" fo:font-size="14pt" style:font-size-asian="14pt" style:font-size-complex="14pt"/>
    </style:style>
    <style:style style:name="P134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5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6" style:parent-style-name="Párrafodelista" style:list-style-name="LFO2" style:family="paragraph">
      <style:text-properties style:font-name="Arial" style:font-name-complex="Arial" fo:font-size="14pt" style:font-size-asian="14pt" style:font-size-complex="14pt"/>
    </style:style>
    <style:style style:name="P137" style:parent-style-name="Normal" style:family="paragraph">
      <style:text-properties style:font-name="Arial" style:font-name-complex="Arial" fo:font-size="14pt" style:font-size-asian="14pt" style:font-size-complex="14pt"/>
    </style:style>
    <style:style style:name="P138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39" style:parent-style-name="Normal" style:family="paragraph">
      <style:text-properties style:font-name="Arial" style:font-name-complex="Arial" fo:font-size="14pt" style:font-size-asian="14pt" style:font-size-complex="14pt"/>
    </style:style>
    <style:style style:name="P140" style:parent-style-name="Normal" style:family="paragraph">
      <style:text-properties style:font-name="Arial" style:font-name-complex="Arial" fo:font-size="14pt" style:font-size-asian="14pt" style:font-size-complex="14pt"/>
    </style:style>
    <style:style style:name="P141" style:parent-style-name="Normal" style:family="paragraph">
      <style:text-properties style:font-name="Arial" style:font-name-complex="Arial" fo:font-size="14pt" style:font-size-asian="14pt" style:font-size-complex="14pt"/>
    </style:style>
    <style:style style:name="P142" style:parent-style-name="Normal" style:family="paragraph">
      <style:text-properties style:font-name="Arial" style:font-name-complex="Arial" fo:font-size="14pt" style:font-size-asian="14pt" style:font-size-complex="14pt"/>
    </style:style>
    <style:style style:name="P143" style:parent-style-name="Normal" style:family="paragraph">
      <style:text-properties style:font-name="Arial" style:font-name-complex="Arial" fo:font-size="14pt" style:font-size-asian="14pt" style:font-size-complex="14pt"/>
    </style:style>
    <style:style style:name="P144" style:parent-style-name="Normal" style:family="paragraph">
      <style:text-properties style:font-name="Arial" style:font-name-complex="Arial" fo:font-size="14pt" style:font-size-asian="14pt" style:font-size-complex="14pt"/>
    </style:style>
    <style:style style:name="P145" style:parent-style-name="Normal" style:family="paragraph">
      <style:text-properties style:font-name="Arial" style:font-name-complex="Arial" fo:font-size="14pt" style:font-size-asian="14pt" style:font-size-complex="14pt"/>
    </style:style>
    <style:style style:name="P146" style:parent-style-name="Normal" style:family="paragraph">
      <style:text-properties style:font-name="Arial" style:font-name-complex="Arial" fo:font-size="14pt" style:font-size-asian="14pt" style:font-size-complex="14pt"/>
    </style:style>
    <style:style style:name="P147" style:parent-style-name="Normal" style:family="paragraph">
      <style:text-properties style:font-name="Arial" style:font-name-complex="Arial" fo:font-size="14pt" style:font-size-asian="14pt" style:font-size-complex="14pt"/>
    </style:style>
    <style:style style:name="P148" style:parent-style-name="Normal" style:family="paragraph">
      <style:text-properties style:font-name="Arial" style:font-name-complex="Arial" fo:font-size="14pt" style:font-size-asian="14pt" style:font-size-complex="14pt"/>
    </style:style>
    <style:style style:name="P149" style:parent-style-name="Normal" style:family="paragraph">
      <style:text-properties style:font-name="Arial" style:font-name-complex="Arial" fo:font-size="14pt" style:font-size-asian="14pt" style:font-size-complex="14pt"/>
    </style:style>
    <style:style style:name="P150" style:parent-style-name="Normal" style:family="paragraph">
      <style:text-properties style:font-name="Arial" style:font-name-complex="Arial" fo:font-size="14pt" style:font-size-asian="14pt" style:font-size-complex="14pt"/>
    </style:style>
    <style:style style:name="P151" style:parent-style-name="Normal" style:family="paragraph">
      <style:text-properties style:font-name="Arial" style:font-name-complex="Arial" fo:font-size="14pt" style:font-size-asian="14pt" style:font-size-complex="14pt"/>
    </style:style>
    <style:style style:name="P152" style:parent-style-name="Normal" style:family="paragraph">
      <style:text-properties style:font-name="Arial" style:font-name-complex="Arial" fo:font-size="14pt" style:font-size-asian="14pt" style:font-size-complex="14pt"/>
    </style:style>
    <style:style style:name="P153" style:parent-style-name="Normal" style:family="paragraph">
      <style:text-properties style:font-name="Arial" style:font-name-complex="Arial" fo:font-size="14pt" style:font-size-asian="14pt" style:font-size-complex="14pt"/>
    </style:style>
    <style:style style:name="P15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5" style:parent-style-name="Normal" style:family="paragraph">
      <style:text-properties style:font-name="Arial" style:font-name-complex="Arial" fo:font-size="14pt" style:font-size-asian="14pt" style:font-size-complex="14pt"/>
    </style:style>
    <style:style style:name="P156" style:parent-style-name="Normal" style:family="paragraph">
      <style:text-properties style:font-name="Arial" style:font-name-complex="Arial" fo:font-size="14pt" style:font-size-asian="14pt" style:font-size-complex="14pt"/>
    </style:style>
    <style:style style:name="P157" style:parent-style-name="Normal" style:family="paragraph">
      <style:text-properties style:font-name="Arial" style:font-name-complex="Arial" fo:font-size="14pt" style:font-size-asian="14pt" style:font-size-complex="14pt"/>
    </style:style>
    <style:style style:name="P158" style:parent-style-name="Normal" style:family="paragraph">
      <style:text-properties style:font-name="Arial" style:font-name-complex="Arial" fo:font-size="14pt" style:font-size-asian="14pt" style:font-size-complex="14pt"/>
    </style:style>
    <style:style style:name="P159" style:parent-style-name="Normal" style:family="paragraph">
      <style:text-properties style:font-name="Arial" style:font-name-complex="Arial" fo:font-size="14pt" style:font-size-asian="14pt" style:font-size-complex="14pt"/>
    </style:style>
    <style:style style:name="P160" style:parent-style-name="Normal" style:family="paragraph">
      <style:text-properties style:font-name="Arial" style:font-name-complex="Arial" fo:font-size="14pt" style:font-size-asian="14pt" style:font-size-complex="14pt"/>
    </style:style>
    <style:style style:name="P161" style:parent-style-name="Normal" style:family="paragraph">
      <style:text-properties style:font-name="Arial" style:font-name-complex="Arial" fo:font-size="14pt" style:font-size-asian="14pt" style:font-size-complex="14pt"/>
    </style:style>
    <style:style style:name="P162" style:parent-style-name="Normal" style:family="paragraph">
      <style:text-properties style:font-name="Arial" style:font-name-complex="Arial" fo:font-size="14pt" style:font-size-asian="14pt" style:font-size-complex="14pt"/>
    </style:style>
    <style:style style:name="P163" style:parent-style-name="Normal" style:family="paragraph">
      <style:text-properties style:font-name="Arial" style:font-name-complex="Arial" fo:font-size="14pt" style:font-size-asian="14pt" style:font-size-complex="14pt"/>
    </style:style>
    <style:style style:name="P164" style:parent-style-name="Normal" style:family="paragraph">
      <style:text-properties style:font-name="Arial" style:font-name-complex="Arial" fo:font-size="14pt" style:font-size-asian="14pt" style:font-size-complex="14pt"/>
    </style:style>
    <style:style style:name="P165" style:parent-style-name="Normal" style:family="paragraph">
      <style:text-properties style:font-name="Arial" style:font-name-complex="Arial" fo:font-size="14pt" style:font-size-asian="14pt" style:font-size-complex="14pt"/>
    </style:style>
    <style:style style:name="P166" style:parent-style-name="Normal" style:family="paragraph">
      <style:text-properties style:font-name="Arial" style:font-name-complex="Arial" fo:font-size="14pt" style:font-size-asian="14pt" style:font-size-complex="14pt"/>
    </style:style>
    <style:style style:name="P167" style:parent-style-name="Normal" style:family="paragraph">
      <style:text-properties style:font-name="Arial" style:font-name-complex="Arial" fo:font-size="14pt" style:font-size-asian="14pt" style:font-size-complex="14pt"/>
    </style:style>
    <style:style style:name="P168" style:parent-style-name="Normal" style:family="paragraph">
      <style:text-properties style:font-name="Arial" style:font-name-complex="Arial" fo:font-size="14pt" style:font-size-asian="14pt" style:font-size-complex="14pt"/>
    </style:style>
    <style:style style:name="P169" style:parent-style-name="Normal" style:family="paragraph">
      <style:text-properties style:font-name="Arial" style:font-name-complex="Arial" fo:font-size="14pt" style:font-size-asian="14pt" style:font-size-complex="14pt"/>
    </style:style>
    <style:style style:name="P170" style:parent-style-name="Normal" style:family="paragraph">
      <style:text-properties style:font-name="Arial" style:font-name-complex="Arial" fo:font-size="14pt" style:font-size-asian="14pt" style:font-size-complex="14pt"/>
    </style:style>
    <style:style style:name="P171" style:parent-style-name="Normal" style:family="paragraph">
      <style:text-properties style:font-name="Arial" style:font-name-complex="Arial" fo:font-size="14pt" style:font-size-asian="14pt" style:font-size-complex="14pt"/>
    </style:style>
    <style:style style:name="P172" style:parent-style-name="Normal" style:family="paragraph">
      <style:text-properties style:font-name="Arial" style:font-name-complex="Arial" fo:font-size="14pt" style:font-size-asian="14pt" style:font-size-complex="14pt"/>
    </style:style>
    <style:style style:name="P173" style:parent-style-name="Normal" style:family="paragraph">
      <style:text-properties style:font-name="Arial" style:font-name-complex="Arial" fo:font-size="14pt" style:font-size-asian="14pt" style:font-size-complex="14pt"/>
    </style:style>
    <style:style style:name="P174" style:parent-style-name="Normal" style:family="paragraph">
      <style:text-properties style:font-name="Arial" style:font-name-complex="Arial" fo:font-size="14pt" style:font-size-asian="14pt" style:font-size-complex="14pt"/>
    </style:style>
    <style:style style:name="P175" style:parent-style-name="Normal" style:family="paragraph">
      <style:text-properties style:font-name="Arial" style:font-name-complex="Arial" fo:font-size="14pt" style:font-size-asian="14pt" style:font-size-complex="14pt"/>
    </style:style>
    <style:style style:name="P176" style:parent-style-name="Normal" style:family="paragraph">
      <style:text-properties style:font-name="Arial" style:font-name-complex="Arial" fo:font-size="14pt" style:font-size-asian="14pt" style:font-size-complex="14pt"/>
    </style:style>
    <style:style style:name="P177" style:parent-style-name="Normal" style:family="paragraph">
      <style:text-properties style:font-name="Arial" style:font-name-complex="Arial" fo:font-size="14pt" style:font-size-asian="14pt" style:font-size-complex="14pt"/>
    </style:style>
    <style:style style:name="P178" style:parent-style-name="Normal" style:family="paragraph">
      <style:text-properties style:font-name="Arial" style:font-name-complex="Arial" fo:font-size="14pt" style:font-size-asian="14pt" style:font-size-complex="14pt"/>
    </style:style>
    <style:style style:name="P179" style:parent-style-name="Normal" style:family="paragraph">
      <style:text-properties style:font-name="Arial" style:font-name-complex="Arial" fo:font-size="14pt" style:font-size-asian="14pt" style:font-size-complex="14pt"/>
    </style:style>
    <style:style style:name="P180" style:parent-style-name="Normal" style:family="paragraph">
      <style:text-properties style:font-name="Arial" style:font-name-complex="Arial" fo:font-size="14pt" style:font-size-asian="14pt" style:font-size-complex="14pt"/>
    </style:style>
    <style:style style:name="P181" style:parent-style-name="Normal" style:family="paragraph">
      <style:text-properties style:font-name="Arial" style:font-name-complex="Arial" fo:font-size="14pt" style:font-size-asian="14pt" style:font-size-complex="14pt"/>
    </style:style>
    <style:style style:name="P182" style:parent-style-name="Normal" style:family="paragraph">
      <style:text-properties style:font-name="Arial" style:font-name-complex="Arial" fo:font-size="14pt" style:font-size-asian="14pt" style:font-size-complex="14pt"/>
    </style:style>
    <style:style style:name="P183" style:parent-style-name="Normal" style:family="paragraph">
      <style:text-properties style:font-name="Arial" style:font-name-complex="Arial" fo:font-size="14pt" style:font-size-asian="14pt" style:font-size-complex="14pt"/>
    </style:style>
    <style:style style:name="P184" style:parent-style-name="Normal" style:family="paragraph">
      <style:text-properties style:font-name="Arial" style:font-name-complex="Arial" fo:font-size="14pt" style:font-size-asian="14pt" style:font-size-complex="14pt"/>
    </style:style>
    <style:style style:name="P185" style:parent-style-name="Normal" style:family="paragraph">
      <style:text-properties style:font-name="Arial" style:font-name-complex="Arial" fo:font-size="14pt" style:font-size-asian="14pt" style:font-size-complex="14pt"/>
    </style:style>
    <style:style style:name="P186" style:parent-style-name="Normal" style:family="paragraph">
      <style:text-properties style:font-name="Arial" style:font-name-complex="Arial" fo:font-size="14pt" style:font-size-asian="14pt" style:font-size-complex="14pt"/>
    </style:style>
    <style:style style:name="P187" style:parent-style-name="Normal" style:family="paragraph">
      <style:text-properties style:font-name="Arial" style:font-name-complex="Arial" fo:font-size="14pt" style:font-size-asian="14pt" style:font-size-complex="14pt"/>
    </style:style>
    <style:style style:name="P188" style:parent-style-name="Normal" style:family="paragraph">
      <style:text-properties style:font-name="Arial" style:font-name-complex="Arial" fo:font-size="14pt" style:font-size-asian="14pt" style:font-size-complex="14pt"/>
    </style:style>
    <style:style style:name="P189" style:parent-style-name="Normal" style:family="paragraph">
      <style:text-properties style:font-name="Arial" style:font-name-complex="Arial" fo:font-size="14pt" style:font-size-asian="14pt" style:font-size-complex="14pt"/>
    </style:style>
    <style:style style:name="P190" style:parent-style-name="Normal" style:family="paragraph">
      <style:text-properties style:font-name="Arial" style:font-name-complex="Arial" fo:font-size="14pt" style:font-size-asian="14pt" style:font-size-complex="14pt"/>
    </style:style>
    <style:style style:name="P191" style:parent-style-name="Normal" style:family="paragraph">
      <style:text-properties style:font-name="Arial" style:font-name-complex="Arial" fo:font-size="14pt" style:font-size-asian="14pt" style:font-size-complex="14pt"/>
    </style:style>
    <style:style style:name="P192" style:parent-style-name="Normal" style:family="paragraph">
      <style:text-properties style:font-name="Arial" style:font-name-complex="Arial" fo:font-size="14pt" style:font-size-asian="14pt" style:font-size-complex="14pt"/>
    </style:style>
    <style:style style:name="P193" style:parent-style-name="Normal" style:family="paragraph">
      <style:text-properties style:font-name="Arial" style:font-name-complex="Arial" fo:font-size="14pt" style:font-size-asian="14pt" style:font-size-complex="14pt"/>
    </style:style>
    <style:style style:name="P194" style:parent-style-name="Normal" style:family="paragraph">
      <style:text-properties style:font-name="Arial" style:font-name-complex="Arial" fo:font-size="14pt" style:font-size-asian="14pt" style:font-size-complex="14pt"/>
    </style:style>
    <style:style style:name="P195" style:parent-style-name="Normal" style:family="paragraph">
      <style:text-properties style:font-name="Arial" style:font-name-complex="Arial" fo:font-size="14pt" style:font-size-asian="14pt" style:font-size-complex="14pt"/>
    </style:style>
    <style:style style:name="P196" style:parent-style-name="Normal" style:family="paragraph">
      <style:text-properties style:font-name="Arial" style:font-name-complex="Arial" fo:font-size="14pt" style:font-size-asian="14pt" style:font-size-complex="14pt"/>
    </style:style>
    <style:style style:name="P197" style:parent-style-name="Normal" style:family="paragraph">
      <style:text-properties style:font-name="Arial" style:font-name-complex="Arial" fo:font-size="14pt" style:font-size-asian="14pt" style:font-size-complex="14pt"/>
    </style:style>
    <style:style style:name="P198" style:parent-style-name="Normal" style:family="paragraph">
      <style:text-properties style:font-name="Arial" style:font-name-complex="Arial" fo:font-size="14pt" style:font-size-asian="14pt" style:font-size-complex="14pt"/>
    </style:style>
    <style:style style:name="P199" style:parent-style-name="Normal" style:family="paragraph">
      <style:text-properties style:font-name="Arial" style:font-name-complex="Arial" fo:font-size="14pt" style:font-size-asian="14pt" style:font-size-complex="14pt"/>
    </style:style>
    <style:style style:name="P200" style:parent-style-name="Normal" style:family="paragraph">
      <style:text-properties style:font-name="Arial" style:font-name-complex="Arial" fo:font-size="14pt" style:font-size-asian="14pt" style:font-size-complex="14pt"/>
    </style:style>
    <style:style style:name="P201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2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3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4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5" style:parent-style-name="Párrafodelista" style:list-style-name="LFO3" style:family="paragraph">
      <style:text-properties style:font-name="Arial" style:font-name-complex="Arial" fo:font-size="14pt" style:font-size-asian="14pt" style:font-size-complex="14pt"/>
    </style:style>
    <style:style style:name="P206" style:parent-style-name="Normal" style:family="paragraph">
      <style:text-properties style:font-name="Arial" style:font-name-complex="Arial" fo:font-size="14pt" style:font-size-asian="14pt" style:font-size-complex="14pt"/>
    </style:style>
    <style:style style:name="P20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08" style:parent-style-name="Normal" style:family="paragraph">
      <style:text-properties style:font-name="Arial" style:font-name-complex="Arial" fo:font-size="14pt" style:font-size-asian="14pt" style:font-size-complex="14pt"/>
    </style:style>
    <style:style style:name="P209" style:parent-style-name="Normal" style:family="paragraph">
      <style:text-properties style:font-name="Arial" style:font-name-complex="Arial" fo:font-size="14pt" style:font-size-asian="14pt" style:font-size-complex="14pt"/>
    </style:style>
    <style:style style:name="P210" style:parent-style-name="Normal" style:family="paragraph">
      <style:text-properties style:font-name="Arial" style:font-name-complex="Arial" fo:font-size="14pt" style:font-size-asian="14pt" style:font-size-complex="14pt"/>
    </style:style>
    <style:style style:name="P211" style:parent-style-name="Normal" style:family="paragraph">
      <style:text-properties style:font-name="Arial" style:font-name-complex="Arial" fo:font-size="14pt" style:font-size-asian="14pt" style:font-size-complex="14pt"/>
    </style:style>
    <style:style style:name="P212" style:parent-style-name="Normal" style:family="paragraph">
      <style:text-properties style:font-name="Arial" style:font-name-complex="Arial" fo:font-size="14pt" style:font-size-asian="14pt" style:font-size-complex="14pt"/>
    </style:style>
    <style:style style:name="P213" style:parent-style-name="Normal" style:family="paragraph">
      <style:text-properties style:font-name="Arial" style:font-name-complex="Arial" fo:font-size="14pt" style:font-size-asian="14pt" style:font-size-complex="14pt"/>
    </style:style>
    <style:style style:name="P214" style:parent-style-name="Normal" style:family="paragraph">
      <style:text-properties style:font-name="Arial" style:font-name-complex="Arial" fo:font-size="14pt" style:font-size-asian="14pt" style:font-size-complex="14pt"/>
    </style:style>
    <style:style style:name="P215" style:parent-style-name="Normal" style:family="paragraph">
      <style:text-properties style:font-name="Arial" style:font-name-complex="Arial" fo:font-size="14pt" style:font-size-asian="14pt" style:font-size-complex="14pt"/>
    </style:style>
    <style:style style:name="P216" style:parent-style-name="Normal" style:family="paragraph">
      <style:text-properties style:font-name="Arial" style:font-name-complex="Arial" fo:font-size="14pt" style:font-size-asian="14pt" style:font-size-complex="14pt"/>
    </style:style>
    <style:style style:name="P217" style:parent-style-name="Normal" style:family="paragraph">
      <style:text-properties style:font-name="Arial" style:font-name-complex="Arial" fo:font-size="14pt" style:font-size-asian="14pt" style:font-size-complex="14pt"/>
    </style:style>
    <style:style style:name="P218" style:parent-style-name="Normal" style:family="paragraph">
      <style:text-properties style:font-name="Arial" style:font-name-complex="Arial" fo:font-size="14pt" style:font-size-asian="14pt" style:font-size-complex="14pt"/>
    </style:style>
    <style:style style:name="P219" style:parent-style-name="Normal" style:family="paragraph">
      <style:text-properties style:font-name="Arial" style:font-name-complex="Arial" fo:font-size="14pt" style:font-size-asian="14pt" style:font-size-complex="14pt"/>
    </style:style>
    <style:style style:name="P220" style:parent-style-name="Normal" style:family="paragraph">
      <style:text-properties style:font-name="Arial" style:font-name-complex="Arial" fo:font-size="14pt" style:font-size-asian="14pt" style:font-size-complex="14pt"/>
    </style:style>
    <style:style style:name="P221" style:parent-style-name="Normal" style:family="paragraph">
      <style:text-properties style:font-name="Arial" style:font-name-complex="Arial" fo:font-size="14pt" style:font-size-asian="14pt" style:font-size-complex="14pt"/>
    </style:style>
    <style:style style:name="P222" style:parent-style-name="Normal" style:family="paragraph">
      <style:text-properties style:font-name="Arial" style:font-name-complex="Arial" fo:font-size="14pt" style:font-size-asian="14pt" style:font-size-complex="14pt"/>
    </style:style>
    <style:style style:name="P223" style:parent-style-name="Normal" style:family="paragraph">
      <style:text-properties style:font-name="Arial" style:font-name-complex="Arial" fo:font-size="14pt" style:font-size-asian="14pt" style:font-size-complex="14pt"/>
    </style:style>
    <style:style style:name="P224" style:parent-style-name="Normal" style:family="paragraph">
      <style:text-properties style:font-name="Arial" style:font-name-complex="Arial" fo:font-size="14pt" style:font-size-asian="14pt" style:font-size-complex="14pt"/>
    </style:style>
    <style:style style:name="P225" style:parent-style-name="Normal" style:family="paragraph">
      <style:text-properties style:font-name="Arial" style:font-name-complex="Arial" fo:font-size="14pt" style:font-size-asian="14pt" style:font-size-complex="14pt"/>
    </style:style>
    <style:style style:name="P226" style:parent-style-name="Normal" style:family="paragraph">
      <style:text-properties style:font-name="Arial" style:font-name-complex="Arial" fo:font-size="14pt" style:font-size-asian="14pt" style:font-size-complex="14pt"/>
    </style:style>
    <style:style style:name="P227" style:parent-style-name="Normal" style:family="paragraph">
      <style:text-properties style:font-name="Arial" style:font-name-complex="Arial" fo:font-size="14pt" style:font-size-asian="14pt" style:font-size-complex="14pt"/>
    </style:style>
    <style:style style:name="P228" style:parent-style-name="Normal" style:family="paragraph">
      <style:text-properties style:font-name="Arial" style:font-name-complex="Arial" fo:font-size="14pt" style:font-size-asian="14pt" style:font-size-complex="14pt"/>
    </style:style>
    <style:style style:name="P229" style:parent-style-name="Normal" style:family="paragraph">
      <style:text-properties style:font-name="Arial" style:font-name-complex="Arial" fo:font-size="14pt" style:font-size-asian="14pt" style:font-size-complex="14pt"/>
    </style:style>
    <style:style style:name="P230" style:parent-style-name="Normal" style:family="paragraph">
      <style:text-properties style:font-name="Arial" style:font-name-complex="Arial" fo:font-size="14pt" style:font-size-asian="14pt" style:font-size-complex="14pt"/>
    </style:style>
    <style:style style:name="P231" style:parent-style-name="Normal" style:family="paragraph">
      <style:text-properties style:font-name="Arial" style:font-name-complex="Arial" fo:font-size="14pt" style:font-size-asian="14pt" style:font-size-complex="14pt"/>
    </style:style>
    <style:style style:name="P232" style:parent-style-name="Normal" style:family="paragraph">
      <style:text-properties style:font-name="Arial" style:font-name-complex="Arial" fo:font-size="14pt" style:font-size-asian="14pt" style:font-size-complex="14pt"/>
    </style:style>
    <style:style style:name="P233" style:parent-style-name="Normal" style:family="paragraph">
      <style:text-properties style:font-name="Arial" style:font-name-complex="Arial" fo:font-size="14pt" style:font-size-asian="14pt" style:font-size-complex="14pt"/>
    </style:style>
    <style:style style:name="P234" style:parent-style-name="Normal" style:family="paragraph">
      <style:text-properties style:font-name="Arial" style:font-name-complex="Arial" fo:font-size="14pt" style:font-size-asian="14pt" style:font-size-complex="14pt"/>
    </style:style>
    <style:style style:name="P235" style:parent-style-name="Normal" style:family="paragraph">
      <style:text-properties style:font-name="Arial" style:font-name-complex="Arial" fo:font-size="14pt" style:font-size-asian="14pt" style:font-size-complex="14pt"/>
    </style:style>
    <style:style style:name="P236" style:parent-style-name="Normal" style:family="paragraph">
      <style:text-properties style:font-name="Arial" style:font-name-complex="Arial" fo:font-size="14pt" style:font-size-asian="14pt" style:font-size-complex="14pt"/>
    </style:style>
    <style:style style:name="P237" style:parent-style-name="Normal" style:family="paragraph">
      <style:text-properties style:font-name="Arial" style:font-name-complex="Arial" fo:font-size="14pt" style:font-size-asian="14pt" style:font-size-complex="14pt"/>
    </style:style>
    <style:style style:name="P238" style:parent-style-name="Normal" style:family="paragraph">
      <style:text-properties style:font-name="Arial" style:font-name-complex="Arial" fo:font-size="14pt" style:font-size-asian="14pt" style:font-size-complex="14pt"/>
    </style:style>
    <style:style style:name="P239" style:parent-style-name="Normal" style:family="paragraph">
      <style:text-properties style:font-name="Arial" style:font-name-complex="Arial" fo:font-size="14pt" style:font-size-asian="14pt" style:font-size-complex="14pt"/>
    </style:style>
    <style:style style:name="P240" style:parent-style-name="Normal" style:family="paragraph">
      <style:text-properties style:font-name="Arial" style:font-name-complex="Arial" fo:font-size="14pt" style:font-size-asian="14pt" style:font-size-complex="14pt"/>
    </style:style>
    <style:style style:name="P241" style:parent-style-name="Normal" style:family="paragraph">
      <style:text-properties style:font-name="Arial" style:font-name-complex="Arial" fo:font-size="14pt" style:font-size-asian="14pt" style:font-size-complex="14pt"/>
    </style:style>
    <style:style style:name="P242" style:parent-style-name="Normal" style:family="paragraph">
      <style:text-properties style:font-name="Arial" style:font-name-complex="Arial" fo:font-size="14pt" style:font-size-asian="14pt" style:font-size-complex="14pt"/>
    </style:style>
    <style:style style:name="P243" style:parent-style-name="Normal" style:family="paragraph">
      <style:text-properties style:font-name="Arial" style:font-name-complex="Arial" fo:font-size="14pt" style:font-size-asian="14pt" style:font-size-complex="14pt"/>
    </style:style>
    <style:style style:name="P244" style:parent-style-name="Normal" style:family="paragraph">
      <style:text-properties style:font-name="Arial" style:font-name-complex="Arial" fo:font-size="14pt" style:font-size-asian="14pt" style:font-size-complex="14pt"/>
    </style:style>
    <style:style style:name="P245" style:parent-style-name="Normal" style:family="paragraph">
      <style:text-properties style:font-name="Arial" style:font-name-complex="Arial" fo:font-size="14pt" style:font-size-asian="14pt" style:font-size-complex="14pt"/>
    </style:style>
    <style:style style:name="P246" style:parent-style-name="Normal" style:family="paragraph">
      <style:text-properties style:font-name="Arial" style:font-name-complex="Arial" fo:font-size="14pt" style:font-size-asian="14pt" style:font-size-complex="14pt"/>
    </style:style>
    <style:style style:name="P247" style:parent-style-name="Normal" style:family="paragraph">
      <style:text-properties style:font-name="Arial" style:font-name-complex="Arial" fo:font-size="14pt" style:font-size-asian="14pt" style:font-size-complex="14pt"/>
    </style:style>
    <style:style style:name="P248" style:parent-style-name="Normal" style:family="paragraph">
      <style:text-properties style:font-name="Arial" style:font-name-complex="Arial" fo:font-size="14pt" style:font-size-asian="14pt" style:font-size-complex="14pt"/>
    </style:style>
    <style:style style:name="P249" style:parent-style-name="Normal" style:family="paragraph">
      <style:text-properties style:font-name="Arial" style:font-name-complex="Arial" fo:font-size="14pt" style:font-size-asian="14pt" style:font-size-complex="14pt"/>
    </style:style>
    <style:style style:name="P250" style:parent-style-name="Normal" style:family="paragraph">
      <style:text-properties style:font-name="Arial" style:font-name-complex="Arial" fo:font-size="14pt" style:font-size-asian="14pt" style:font-size-complex="14pt"/>
    </style:style>
    <style:style style:name="P251" style:parent-style-name="Normal" style:family="paragraph">
      <style:text-properties style:font-name="Arial" style:font-name-complex="Arial" fo:font-size="14pt" style:font-size-asian="14pt" style:font-size-complex="14pt"/>
    </style:style>
    <style:style style:name="P252" style:parent-style-name="Normal" style:family="paragraph">
      <style:text-properties style:font-name="Arial" style:font-name-complex="Arial" fo:font-size="14pt" style:font-size-asian="14pt" style:font-size-complex="14pt"/>
    </style:style>
    <style:style style:name="P253" style:parent-style-name="Normal" style:family="paragraph">
      <style:text-properties style:font-name="Arial" style:font-name-complex="Arial" fo:font-size="14pt" style:font-size-asian="14pt" style:font-size-complex="14pt"/>
    </style:style>
    <style:style style:name="P254" style:parent-style-name="Normal" style:family="paragraph">
      <style:text-properties style:font-name="Arial" style:font-name-complex="Arial" fo:font-size="14pt" style:font-size-asian="14pt" style:font-size-complex="14pt"/>
    </style:style>
    <style:style style:name="P255" style:parent-style-name="Normal" style:family="paragraph">
      <style:text-properties style:font-name="Arial" style:font-name-complex="Arial" fo:font-size="14pt" style:font-size-asian="14pt" style:font-size-complex="14pt"/>
    </style:style>
    <style:style style:name="P256" style:parent-style-name="Normal" style:family="paragraph">
      <style:text-properties style:font-name="Arial" style:font-name-complex="Arial" fo:font-size="14pt" style:font-size-asian="14pt" style:font-size-complex="14pt"/>
    </style:style>
    <style:style style:name="P257" style:parent-style-name="Normal" style:family="paragraph">
      <style:text-properties style:font-name="Arial" style:font-name-complex="Arial" fo:font-size="14pt" style:font-size-asian="14pt" style:font-size-complex="14pt"/>
    </style:style>
    <style:style style:name="P258" style:parent-style-name="Normal" style:family="paragraph">
      <style:text-properties style:font-name="Arial" style:font-name-complex="Arial" fo:font-size="14pt" style:font-size-asian="14pt" style:font-size-complex="14pt"/>
    </style:style>
    <style:style style:name="P259" style:parent-style-name="Normal" style:family="paragraph">
      <style:text-properties style:font-name="Arial" style:font-name-complex="Arial" fo:font-size="14pt" style:font-size-asian="14pt" style:font-size-complex="14pt"/>
    </style:style>
    <style:style style:name="P260" style:parent-style-name="Normal" style:family="paragraph">
      <style:text-properties style:font-name="Arial" style:font-name-complex="Arial" fo:font-size="14pt" style:font-size-asian="14pt" style:font-size-complex="14pt"/>
    </style:style>
    <style:style style:name="P261" style:parent-style-name="Normal" style:family="paragraph">
      <style:text-properties style:font-name="Arial" style:font-name-complex="Arial" fo:font-size="14pt" style:font-size-asian="14pt" style:font-size-complex="14pt"/>
    </style:style>
    <style:style style:name="P262" style:parent-style-name="Normal" style:family="paragraph">
      <style:text-properties style:font-name="Arial" style:font-name-complex="Arial" fo:font-size="14pt" style:font-size-asian="14pt" style:font-size-complex="14pt"/>
    </style:style>
    <style:style style:name="P263" style:parent-style-name="Normal" style:family="paragraph">
      <style:text-properties style:font-name="Arial" style:font-name-complex="Arial" fo:font-size="14pt" style:font-size-asian="14pt" style:font-size-complex="14pt"/>
    </style:style>
    <style:style style:name="P264" style:parent-style-name="Normal" style:family="paragraph">
      <style:text-properties style:font-name="Arial" style:font-name-complex="Arial" fo:font-size="14pt" style:font-size-asian="14pt" style:font-size-complex="14pt"/>
    </style:style>
    <style:style style:name="P265" style:parent-style-name="Normal" style:family="paragraph">
      <style:text-properties style:font-name="Arial" style:font-name-complex="Arial" fo:font-size="14pt" style:font-size-asian="14pt" style:font-size-complex="14pt"/>
    </style:style>
    <style:style style:name="P266" style:parent-style-name="Normal" style:family="paragraph">
      <style:text-properties style:font-name="Arial" style:font-name-complex="Arial" fo:font-size="14pt" style:font-size-asian="14pt" style:font-size-complex="14pt"/>
    </style:style>
    <style:style style:name="P267" style:parent-style-name="Normal" style:family="paragraph">
      <style:text-properties style:font-name="Arial" style:font-name-complex="Arial" fo:font-size="14pt" style:font-size-asian="14pt" style:font-size-complex="14pt"/>
    </style:style>
    <style:style style:name="P268" style:parent-style-name="Normal" style:family="paragraph">
      <style:text-properties style:font-name="Arial" style:font-name-complex="Arial" fo:font-size="14pt" style:font-size-asian="14pt" style:font-size-complex="14pt"/>
    </style:style>
    <style:style style:name="P269" style:parent-style-name="Normal" style:family="paragraph">
      <style:text-properties style:font-name="Arial" style:font-name-complex="Arial" fo:font-size="14pt" style:font-size-asian="14pt" style:font-size-complex="14pt"/>
    </style:style>
    <style:style style:name="P270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1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2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3" style:parent-style-name="Párrafodelista" style:list-style-name="LFO4" style:family="paragraph">
      <style:text-properties style:font-name="Arial" style:font-name-complex="Arial" fo:font-size="14pt" style:font-size-asian="14pt" style:font-size-complex="14pt"/>
    </style:style>
    <style:style style:name="P274" style:parent-style-name="Normal" style:family="paragraph">
      <style:text-properties style:font-name="Arial" style:font-name-complex="Arial" fo:font-size="14pt" style:font-size-asian="14pt" style:font-size-complex="14pt"/>
    </style:style>
    <style:style style:name="P27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76" style:parent-style-name="Normal" style:family="paragraph">
      <style:text-properties style:font-name="Arial" style:font-name-complex="Arial" fo:font-size="14pt" style:font-size-asian="14pt" style:font-size-complex="14pt"/>
    </style:style>
    <style:style style:name="P277" style:parent-style-name="Normal" style:family="paragraph">
      <style:text-properties style:font-name="Arial" style:font-name-complex="Arial" fo:font-size="14pt" style:font-size-asian="14pt" style:font-size-complex="14pt"/>
    </style:style>
    <style:style style:name="P278" style:parent-style-name="Normal" style:family="paragraph">
      <style:text-properties style:font-name="Arial" style:font-name-complex="Arial" fo:font-size="14pt" style:font-size-asian="14pt" style:font-size-complex="14pt"/>
    </style:style>
    <style:style style:name="P279" style:parent-style-name="Normal" style:family="paragraph">
      <style:text-properties style:font-name="Arial" style:font-name-complex="Arial" fo:font-size="14pt" style:font-size-asian="14pt" style:font-size-complex="14pt"/>
    </style:style>
    <style:style style:name="P280" style:parent-style-name="Normal" style:family="paragraph">
      <style:text-properties style:font-name="Arial" style:font-name-complex="Arial" fo:font-size="14pt" style:font-size-asian="14pt" style:font-size-complex="14pt"/>
    </style:style>
    <style:style style:name="P281" style:parent-style-name="Normal" style:family="paragraph">
      <style:text-properties style:font-name="Arial" style:font-name-complex="Arial" fo:font-size="14pt" style:font-size-asian="14pt" style:font-size-complex="14pt"/>
    </style:style>
    <style:style style:name="P282" style:parent-style-name="Normal" style:family="paragraph">
      <style:text-properties style:font-name="Arial" style:font-name-complex="Arial" fo:font-size="14pt" style:font-size-asian="14pt" style:font-size-complex="14pt"/>
    </style:style>
    <style:style style:name="P283" style:parent-style-name="Normal" style:family="paragraph">
      <style:text-properties style:font-name="Arial" style:font-name-complex="Arial" fo:font-size="14pt" style:font-size-asian="14pt" style:font-size-complex="14pt"/>
    </style:style>
    <style:style style:name="P284" style:parent-style-name="Normal" style:family="paragraph">
      <style:text-properties style:font-name="Arial" style:font-name-complex="Arial" fo:font-size="14pt" style:font-size-asian="14pt" style:font-size-complex="14pt"/>
    </style:style>
    <style:style style:name="P285" style:parent-style-name="Normal" style:family="paragraph">
      <style:text-properties style:font-name="Arial" style:font-name-complex="Arial" fo:font-size="14pt" style:font-size-asian="14pt" style:font-size-complex="14pt"/>
    </style:style>
    <style:style style:name="P286" style:parent-style-name="Normal" style:family="paragraph">
      <style:text-properties style:font-name="Arial" style:font-name-complex="Arial" fo:font-size="14pt" style:font-size-asian="14pt" style:font-size-complex="14pt"/>
    </style:style>
    <style:style style:name="P287" style:parent-style-name="Normal" style:family="paragraph">
      <style:text-properties style:font-name="Arial" style:font-name-complex="Arial" fo:font-size="14pt" style:font-size-asian="14pt" style:font-size-complex="14pt"/>
    </style:style>
    <style:style style:name="P288" style:parent-style-name="Normal" style:family="paragraph">
      <style:text-properties style:font-name="Arial" style:font-name-complex="Arial" fo:font-size="14pt" style:font-size-asian="14pt" style:font-size-complex="14pt"/>
    </style:style>
    <style:style style:name="P289" style:parent-style-name="Normal" style:family="paragraph">
      <style:text-properties style:font-name="Arial" style:font-name-complex="Arial" fo:font-size="14pt" style:font-size-asian="14pt" style:font-size-complex="14pt"/>
    </style:style>
    <style:style style:name="P290" style:parent-style-name="Normal" style:family="paragraph">
      <style:text-properties style:font-name="Arial" style:font-name-complex="Arial" fo:font-size="14pt" style:font-size-asian="14pt" style:font-size-complex="14pt"/>
    </style:style>
    <style:style style:name="P291" style:parent-style-name="Normal" style:family="paragraph">
      <style:text-properties style:font-name="Arial" style:font-name-complex="Arial" fo:font-size="14pt" style:font-size-asian="14pt" style:font-size-complex="14pt"/>
    </style:style>
    <style:style style:name="P292" style:parent-style-name="Normal" style:family="paragraph">
      <style:text-properties style:font-name="Arial" style:font-name-complex="Arial" fo:font-size="14pt" style:font-size-asian="14pt" style:font-size-complex="14pt"/>
    </style:style>
    <style:style style:name="P293" style:parent-style-name="Normal" style:family="paragraph">
      <style:text-properties style:font-name="Arial" style:font-name-complex="Arial" fo:font-size="14pt" style:font-size-asian="14pt" style:font-size-complex="14pt"/>
    </style:style>
    <style:style style:name="P294" style:parent-style-name="Normal" style:family="paragraph">
      <style:text-properties style:font-name="Arial" style:font-name-complex="Arial" fo:font-size="14pt" style:font-size-asian="14pt" style:font-size-complex="14pt"/>
    </style:style>
    <style:style style:name="P295" style:parent-style-name="Normal" style:family="paragraph">
      <style:text-properties style:font-name="Arial" style:font-name-complex="Arial" fo:font-size="14pt" style:font-size-asian="14pt" style:font-size-complex="14pt"/>
    </style:style>
    <style:style style:name="P296" style:parent-style-name="Normal" style:family="paragraph">
      <style:text-properties style:font-name="Arial" style:font-name-complex="Arial" fo:font-size="14pt" style:font-size-asian="14pt" style:font-size-complex="14pt"/>
    </style:style>
    <style:style style:name="P297" style:parent-style-name="Normal" style:family="paragraph">
      <style:text-properties style:font-name="Arial" style:font-name-complex="Arial" fo:font-size="14pt" style:font-size-asian="14pt" style:font-size-complex="14pt"/>
    </style:style>
    <style:style style:name="P298" style:parent-style-name="Normal" style:family="paragraph">
      <style:text-properties style:font-name="Arial" style:font-name-complex="Arial" fo:font-size="14pt" style:font-size-asian="14pt" style:font-size-complex="14pt"/>
    </style:style>
    <style:style style:name="P299" style:parent-style-name="Normal" style:family="paragraph">
      <style:text-properties style:font-name="Arial" style:font-name-complex="Arial" fo:font-size="14pt" style:font-size-asian="14pt" style:font-size-complex="14pt"/>
    </style:style>
    <style:style style:name="P300" style:parent-style-name="Normal" style:family="paragraph">
      <style:text-properties style:font-name="Arial" style:font-name-complex="Arial" fo:font-size="14pt" style:font-size-asian="14pt" style:font-size-complex="14pt"/>
    </style:style>
    <style:style style:name="P301" style:parent-style-name="Normal" style:family="paragraph">
      <style:text-properties style:font-name="Arial" style:font-name-complex="Arial" fo:font-size="14pt" style:font-size-asian="14pt" style:font-size-complex="14pt"/>
    </style:style>
    <style:style style:name="P302" style:parent-style-name="Normal" style:family="paragraph">
      <style:text-properties style:font-name="Arial" style:font-name-complex="Arial" fo:font-size="14pt" style:font-size-asian="14pt" style:font-size-complex="14pt"/>
    </style:style>
    <style:style style:name="P303" style:parent-style-name="Normal" style:family="paragraph">
      <style:text-properties style:font-name="Arial" style:font-name-complex="Arial" fo:font-size="14pt" style:font-size-asian="14pt" style:font-size-complex="14pt"/>
    </style:style>
    <style:style style:name="P304" style:parent-style-name="Normal" style:family="paragraph">
      <style:text-properties style:font-name="Arial" style:font-name-complex="Arial" fo:font-size="14pt" style:font-size-asian="14pt" style:font-size-complex="14pt"/>
    </style:style>
    <style:style style:name="P305" style:parent-style-name="Normal" style:family="paragraph">
      <style:text-properties style:font-name="Arial" style:font-name-complex="Arial" fo:font-size="14pt" style:font-size-asian="14pt" style:font-size-complex="14pt"/>
    </style:style>
    <style:style style:name="P306" style:parent-style-name="Normal" style:family="paragraph">
      <style:text-properties style:font-name="Arial" style:font-name-complex="Arial" fo:font-size="14pt" style:font-size-asian="14pt" style:font-size-complex="14pt"/>
    </style:style>
    <style:style style:name="P307" style:parent-style-name="Normal" style:family="paragraph">
      <style:text-properties style:font-name="Arial" style:font-name-complex="Arial" fo:font-size="14pt" style:font-size-asian="14pt" style:font-size-complex="14pt"/>
    </style:style>
    <style:style style:name="P308" style:parent-style-name="Normal" style:family="paragraph">
      <style:text-properties style:font-name="Arial" style:font-name-complex="Arial" fo:font-size="14pt" style:font-size-asian="14pt" style:font-size-complex="14pt"/>
    </style:style>
    <style:style style:name="P309" style:parent-style-name="Normal" style:family="paragraph">
      <style:text-properties style:font-name="Arial" style:font-name-complex="Arial" fo:font-size="14pt" style:font-size-asian="14pt" style:font-size-complex="14pt"/>
    </style:style>
    <style:style style:name="P310" style:parent-style-name="Normal" style:family="paragraph">
      <style:text-properties style:font-name="Arial" style:font-name-complex="Arial" fo:font-size="14pt" style:font-size-asian="14pt" style:font-size-complex="14pt"/>
    </style:style>
    <style:style style:name="P311" style:parent-style-name="Normal" style:family="paragraph">
      <style:text-properties style:font-name="Arial" style:font-name-complex="Arial" fo:font-size="14pt" style:font-size-asian="14pt" style:font-size-complex="14pt"/>
    </style:style>
    <style:style style:name="P312" style:parent-style-name="Normal" style:family="paragraph">
      <style:text-properties style:font-name="Arial" style:font-name-complex="Arial" fo:font-size="14pt" style:font-size-asian="14pt" style:font-size-complex="14pt"/>
    </style:style>
    <style:style style:name="P313" style:parent-style-name="Normal" style:family="paragraph">
      <style:text-properties style:font-name="Arial" style:font-name-complex="Arial" fo:font-size="14pt" style:font-size-asian="14pt" style:font-size-complex="14pt"/>
    </style:style>
    <style:style style:name="P314" style:parent-style-name="Normal" style:family="paragraph">
      <style:text-properties style:font-name="Arial" style:font-name-complex="Arial" fo:font-size="14pt" style:font-size-asian="14pt" style:font-size-complex="14pt"/>
    </style:style>
    <style:style style:name="P315" style:parent-style-name="Normal" style:family="paragraph">
      <style:text-properties style:font-name="Arial" style:font-name-complex="Arial" fo:font-size="14pt" style:font-size-asian="14pt" style:font-size-complex="14pt"/>
    </style:style>
    <style:style style:name="P316" style:parent-style-name="Normal" style:family="paragraph">
      <style:text-properties style:font-name="Arial" style:font-name-complex="Arial" fo:font-size="14pt" style:font-size-asian="14pt" style:font-size-complex="14pt"/>
    </style:style>
    <style:style style:name="P317" style:parent-style-name="Normal" style:family="paragraph">
      <style:text-properties style:font-name="Arial" style:font-name-complex="Arial" fo:font-size="14pt" style:font-size-asian="14pt" style:font-size-complex="14pt"/>
    </style:style>
    <style:style style:name="P318" style:parent-style-name="Normal" style:family="paragraph">
      <style:text-properties style:font-name="Arial" style:font-name-complex="Arial" fo:font-size="14pt" style:font-size-asian="14pt" style:font-size-complex="14pt"/>
    </style:style>
    <style:style style:name="P319" style:parent-style-name="Normal" style:family="paragraph">
      <style:text-properties style:font-name="Arial" style:font-name-complex="Arial" fo:font-size="14pt" style:font-size-asian="14pt" style:font-size-complex="14pt"/>
    </style:style>
    <style:style style:name="P320" style:parent-style-name="Normal" style:family="paragraph">
      <style:text-properties style:font-name="Arial" style:font-name-complex="Arial" fo:font-size="14pt" style:font-size-asian="14pt" style:font-size-complex="14pt"/>
    </style:style>
    <style:style style:name="P321" style:parent-style-name="Normal" style:family="paragraph">
      <style:text-properties style:font-name="Arial" style:font-name-complex="Arial" fo:font-size="14pt" style:font-size-asian="14pt" style:font-size-complex="14pt"/>
    </style:style>
    <style:style style:name="P322" style:parent-style-name="Normal" style:family="paragraph">
      <style:text-properties style:font-name="Arial" style:font-name-complex="Arial" fo:font-size="14pt" style:font-size-asian="14pt" style:font-size-complex="14pt"/>
    </style:style>
    <style:style style:name="P323" style:parent-style-name="Normal" style:family="paragraph">
      <style:text-properties style:font-name="Arial" style:font-name-complex="Arial" fo:font-size="14pt" style:font-size-asian="14pt" style:font-size-complex="14pt"/>
    </style:style>
    <style:style style:name="P324" style:parent-style-name="Normal" style:family="paragraph">
      <style:text-properties style:font-name="Arial" style:font-name-complex="Arial" fo:font-size="14pt" style:font-size-asian="14pt" style:font-size-complex="14pt"/>
    </style:style>
    <style:style style:name="P325" style:parent-style-name="Normal" style:family="paragraph">
      <style:text-properties style:font-name="Arial" style:font-name-complex="Arial" fo:font-size="14pt" style:font-size-asian="14pt" style:font-size-complex="14pt"/>
    </style:style>
    <style:style style:name="P326" style:parent-style-name="Normal" style:family="paragraph">
      <style:text-properties style:font-name="Arial" style:font-name-complex="Arial" fo:font-size="14pt" style:font-size-asian="14pt" style:font-size-complex="14pt"/>
    </style:style>
    <style:style style:name="P327" style:parent-style-name="Normal" style:family="paragraph">
      <style:text-properties style:font-name="Arial" style:font-name-complex="Arial" fo:font-size="14pt" style:font-size-asian="14pt" style:font-size-complex="14pt"/>
    </style:style>
    <style:style style:name="P328" style:parent-style-name="Normal" style:family="paragraph">
      <style:text-properties style:font-name="Arial" style:font-name-complex="Arial" fo:font-size="14pt" style:font-size-asian="14pt" style:font-size-complex="14pt"/>
    </style:style>
    <style:style style:name="P329" style:parent-style-name="Normal" style:family="paragraph">
      <style:text-properties style:font-name="Arial" style:font-name-complex="Arial" fo:font-size="14pt" style:font-size-asian="14pt" style:font-size-complex="14pt"/>
    </style:style>
    <style:style style:name="P330" style:parent-style-name="Normal" style:family="paragraph">
      <style:text-properties style:font-name="Arial" style:font-name-complex="Arial" fo:font-size="14pt" style:font-size-asian="14pt" style:font-size-complex="14pt"/>
    </style:style>
    <style:style style:name="P331" style:parent-style-name="Normal" style:family="paragraph">
      <style:text-properties style:font-name="Arial" style:font-name-complex="Arial" fo:font-size="14pt" style:font-size-asian="14pt" style:font-size-complex="14pt"/>
    </style:style>
    <style:style style:name="P332" style:parent-style-name="Normal" style:family="paragraph">
      <style:text-properties style:font-name="Arial" style:font-name-complex="Arial" fo:font-size="14pt" style:font-size-asian="14pt" style:font-size-complex="14pt"/>
    </style:style>
    <style:style style:name="P333" style:parent-style-name="Normal" style:family="paragraph">
      <style:text-properties style:font-name="Arial" style:font-name-complex="Arial" fo:font-size="14pt" style:font-size-asian="14pt" style:font-size-complex="14pt"/>
    </style:style>
    <style:style style:name="P334" style:parent-style-name="Normal" style:family="paragraph">
      <style:text-properties style:font-name="Arial" style:font-name-complex="Arial" fo:font-size="14pt" style:font-size-asian="14pt" style:font-size-complex="14pt"/>
    </style:style>
    <style:style style:name="P335" style:parent-style-name="Normal" style:family="paragraph">
      <style:text-properties style:font-name="Arial" style:font-name-complex="Arial" fo:font-size="14pt" style:font-size-asian="14pt" style:font-size-complex="14pt"/>
    </style:style>
    <style:style style:name="P336" style:parent-style-name="Normal" style:family="paragraph">
      <style:text-properties style:font-name="Arial" style:font-name-complex="Arial" fo:font-size="14pt" style:font-size-asian="14pt" style:font-size-complex="14pt"/>
    </style:style>
    <style:style style:name="P337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8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39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0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1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2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3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4" style:parent-style-name="Párrafodelista" style:list-style-name="LFO5" style:family="paragraph">
      <style:text-properties style:font-name="Arial" style:font-name-complex="Arial" fo:font-size="14pt" style:font-size-asian="14pt" style:font-size-complex="14pt"/>
    </style:style>
    <style:style style:name="P34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46" style:parent-style-name="Normal" style:family="paragraph">
      <style:text-properties style:font-name="Arial" style:font-name-complex="Arial" fo:font-size="14pt" style:font-size-asian="14pt" style:font-size-complex="14pt"/>
    </style:style>
    <style:style style:name="P347" style:parent-style-name="Normal" style:family="paragraph">
      <style:text-properties style:font-name="Arial" style:font-name-complex="Arial" fo:font-size="14pt" style:font-size-asian="14pt" style:font-size-complex="14pt"/>
    </style:style>
    <style:style style:name="P348" style:parent-style-name="Normal" style:family="paragraph">
      <style:text-properties style:font-name="Arial" style:font-name-complex="Arial" fo:font-size="14pt" style:font-size-asian="14pt" style:font-size-complex="14pt"/>
    </style:style>
    <style:style style:name="P349" style:parent-style-name="Normal" style:family="paragraph">
      <style:text-properties style:font-name="Arial" style:font-name-complex="Arial" fo:font-size="14pt" style:font-size-asian="14pt" style:font-size-complex="14pt"/>
    </style:style>
    <style:style style:name="P350" style:parent-style-name="Normal" style:family="paragraph">
      <style:text-properties style:font-name="Arial" style:font-name-complex="Arial" fo:font-size="14pt" style:font-size-asian="14pt" style:font-size-complex="14pt"/>
    </style:style>
    <style:style style:name="P351" style:parent-style-name="Normal" style:family="paragraph">
      <style:text-properties style:font-name="Arial" style:font-name-complex="Arial" fo:font-size="14pt" style:font-size-asian="14pt" style:font-size-complex="14pt"/>
    </style:style>
    <style:style style:name="P352" style:parent-style-name="Normal" style:family="paragraph">
      <style:text-properties style:font-name="Arial" style:font-name-complex="Arial" fo:font-size="14pt" style:font-size-asian="14pt" style:font-size-complex="14pt"/>
    </style:style>
    <style:style style:name="P353" style:parent-style-name="Normal" style:family="paragraph">
      <style:text-properties style:font-name="Arial" style:font-name-complex="Arial" fo:font-size="14pt" style:font-size-asian="14pt" style:font-size-complex="14pt"/>
    </style:style>
    <style:style style:name="P354" style:parent-style-name="Normal" style:family="paragraph">
      <style:text-properties style:font-name="Arial" style:font-name-complex="Arial" fo:font-size="14pt" style:font-size-asian="14pt" style:font-size-complex="14pt"/>
    </style:style>
    <style:style style:name="P355" style:parent-style-name="Normal" style:family="paragraph">
      <style:text-properties style:font-name="Arial" style:font-name-complex="Arial" fo:font-size="14pt" style:font-size-asian="14pt" style:font-size-complex="14pt"/>
    </style:style>
    <style:style style:name="P356" style:parent-style-name="Normal" style:family="paragraph">
      <style:text-properties style:font-name="Arial" style:font-name-complex="Arial" fo:font-size="14pt" style:font-size-asian="14pt" style:font-size-complex="14pt"/>
    </style:style>
    <style:style style:name="P357" style:parent-style-name="Normal" style:family="paragraph">
      <style:text-properties style:font-name="Arial" style:font-name-complex="Arial" fo:font-size="14pt" style:font-size-asian="14pt" style:font-size-complex="14pt"/>
    </style:style>
    <style:style style:name="P358" style:parent-style-name="Normal" style:family="paragraph">
      <style:text-properties style:font-name="Arial" style:font-name-complex="Arial" fo:font-size="14pt" style:font-size-asian="14pt" style:font-size-complex="14pt"/>
    </style:style>
    <style:style style:name="P359" style:parent-style-name="Normal" style:family="paragraph">
      <style:text-properties style:font-name="Arial" style:font-name-complex="Arial" fo:font-size="14pt" style:font-size-asian="14pt" style:font-size-complex="14pt"/>
    </style:style>
    <style:style style:name="P360" style:parent-style-name="Normal" style:family="paragraph">
      <style:text-properties style:font-name="Arial" style:font-name-complex="Arial" fo:font-size="14pt" style:font-size-asian="14pt" style:font-size-complex="14pt"/>
    </style:style>
    <style:style style:name="P361" style:parent-style-name="Normal" style:family="paragraph">
      <style:text-properties style:font-name="Arial" style:font-name-complex="Arial" fo:font-size="14pt" style:font-size-asian="14pt" style:font-size-complex="14pt"/>
    </style:style>
    <style:style style:name="P362" style:parent-style-name="Normal" style:family="paragraph">
      <style:text-properties style:font-name="Arial" style:font-name-complex="Arial" fo:font-size="14pt" style:font-size-asian="14pt" style:font-size-complex="14pt"/>
    </style:style>
    <style:style style:name="P363" style:parent-style-name="Normal" style:family="paragraph">
      <style:text-properties style:font-name="Arial" style:font-name-complex="Arial" fo:font-size="14pt" style:font-size-asian="14pt" style:font-size-complex="14pt"/>
    </style:style>
    <style:style style:name="P364" style:parent-style-name="Normal" style:family="paragraph">
      <style:text-properties style:font-name="Arial" style:font-name-complex="Arial" fo:font-size="14pt" style:font-size-asian="14pt" style:font-size-complex="14pt"/>
    </style:style>
    <style:style style:name="P365" style:parent-style-name="Normal" style:family="paragraph">
      <style:text-properties style:font-name="Arial" style:font-name-complex="Arial" fo:font-size="14pt" style:font-size-asian="14pt" style:font-size-complex="14pt"/>
    </style:style>
    <style:style style:name="P366" style:parent-style-name="Normal" style:family="paragraph">
      <style:text-properties style:font-name="Arial" style:font-name-complex="Arial" fo:font-size="14pt" style:font-size-asian="14pt" style:font-size-complex="14pt"/>
    </style:style>
    <style:style style:name="P367" style:parent-style-name="Normal" style:family="paragraph">
      <style:text-properties style:font-name="Arial" style:font-name-complex="Arial" fo:font-size="14pt" style:font-size-asian="14pt" style:font-size-complex="14pt"/>
    </style:style>
    <style:style style:name="P368" style:parent-style-name="Normal" style:family="paragraph">
      <style:text-properties style:font-name="Arial" style:font-name-complex="Arial" fo:font-size="14pt" style:font-size-asian="14pt" style:font-size-complex="14pt"/>
    </style:style>
    <style:style style:name="P369" style:parent-style-name="Normal" style:family="paragraph">
      <style:text-properties style:font-name="Arial" style:font-name-complex="Arial" fo:font-size="14pt" style:font-size-asian="14pt" style:font-size-complex="14pt"/>
    </style:style>
    <style:style style:name="P370" style:parent-style-name="Normal" style:family="paragraph">
      <style:text-properties style:font-name="Arial" style:font-name-complex="Arial" fo:font-size="14pt" style:font-size-asian="14pt" style:font-size-complex="14pt"/>
    </style:style>
    <style:style style:name="P371" style:parent-style-name="Normal" style:family="paragraph">
      <style:text-properties style:font-name="Arial" style:font-name-complex="Arial" fo:font-size="14pt" style:font-size-asian="14pt" style:font-size-complex="14pt"/>
    </style:style>
    <style:style style:name="P372" style:parent-style-name="Normal" style:family="paragraph">
      <style:text-properties style:font-name="Arial" style:font-name-complex="Arial" fo:font-size="14pt" style:font-size-asian="14pt" style:font-size-complex="14pt"/>
    </style:style>
    <style:style style:name="P373" style:parent-style-name="Normal" style:family="paragraph">
      <style:text-properties style:font-name="Arial" style:font-name-complex="Arial" fo:font-size="14pt" style:font-size-asian="14pt" style:font-size-complex="14pt"/>
    </style:style>
    <style:style style:name="P374" style:parent-style-name="Normal" style:family="paragraph">
      <style:text-properties style:font-name="Arial" style:font-name-complex="Arial" fo:font-size="14pt" style:font-size-asian="14pt" style:font-size-complex="14pt"/>
    </style:style>
    <style:style style:name="P375" style:parent-style-name="Normal" style:family="paragraph">
      <style:text-properties style:font-name="Arial" style:font-name-complex="Arial" fo:font-size="14pt" style:font-size-asian="14pt" style:font-size-complex="14pt"/>
    </style:style>
    <style:style style:name="P376" style:parent-style-name="Normal" style:family="paragraph">
      <style:text-properties style:font-name="Arial" style:font-name-complex="Arial" fo:font-size="14pt" style:font-size-asian="14pt" style:font-size-complex="14pt"/>
    </style:style>
    <style:style style:name="P377" style:parent-style-name="Normal" style:family="paragraph">
      <style:text-properties style:font-name="Arial" style:font-name-complex="Arial" fo:font-size="14pt" style:font-size-asian="14pt" style:font-size-complex="14pt"/>
    </style:style>
    <style:style style:name="P378" style:parent-style-name="Normal" style:family="paragraph">
      <style:text-properties style:font-name="Arial" style:font-name-complex="Arial" fo:font-size="14pt" style:font-size-asian="14pt" style:font-size-complex="14pt"/>
    </style:style>
    <style:style style:name="P379" style:parent-style-name="Normal" style:family="paragraph">
      <style:text-properties style:font-name="Arial" style:font-name-complex="Arial" fo:font-size="14pt" style:font-size-asian="14pt" style:font-size-complex="14pt"/>
    </style:style>
    <style:style style:name="P380" style:parent-style-name="Normal" style:family="paragraph">
      <style:text-properties style:font-name="Arial" style:font-name-complex="Arial" fo:font-size="14pt" style:font-size-asian="14pt" style:font-size-complex="14pt"/>
    </style:style>
    <style:style style:name="P381" style:parent-style-name="Normal" style:family="paragraph">
      <style:text-properties style:font-name="Arial" style:font-name-complex="Arial" fo:font-size="14pt" style:font-size-asian="14pt" style:font-size-complex="14pt"/>
    </style:style>
    <style:style style:name="P382" style:parent-style-name="Normal" style:family="paragraph">
      <style:text-properties style:font-name="Arial" style:font-name-complex="Arial" fo:font-size="14pt" style:font-size-asian="14pt" style:font-size-complex="14pt"/>
    </style:style>
    <style:style style:name="P383" style:parent-style-name="Normal" style:family="paragraph">
      <style:text-properties style:font-name="Arial" style:font-name-complex="Arial" fo:font-size="14pt" style:font-size-asian="14pt" style:font-size-complex="14pt"/>
    </style:style>
    <style:style style:name="P384" style:parent-style-name="Normal" style:family="paragraph">
      <style:text-properties style:font-name="Arial" style:font-name-complex="Arial" fo:font-size="14pt" style:font-size-asian="14pt" style:font-size-complex="14pt"/>
    </style:style>
    <style:style style:name="P385" style:parent-style-name="Normal" style:family="paragraph">
      <style:text-properties style:font-name="Arial" style:font-name-complex="Arial" fo:font-size="14pt" style:font-size-asian="14pt" style:font-size-complex="14pt"/>
    </style:style>
    <style:style style:name="P386" style:parent-style-name="Normal" style:family="paragraph">
      <style:text-properties style:font-name="Arial" style:font-name-complex="Arial" fo:font-size="14pt" style:font-size-asian="14pt" style:font-size-complex="14pt"/>
    </style:style>
    <style:style style:name="P387" style:parent-style-name="Normal" style:family="paragraph">
      <style:text-properties style:font-name="Arial" style:font-name-complex="Arial" fo:font-size="14pt" style:font-size-asian="14pt" style:font-size-complex="14pt"/>
    </style:style>
    <style:style style:name="P388" style:parent-style-name="Normal" style:family="paragraph">
      <style:text-properties style:font-name="Arial" style:font-name-complex="Arial" fo:font-size="14pt" style:font-size-asian="14pt" style:font-size-complex="14pt"/>
    </style:style>
    <style:style style:name="P389" style:parent-style-name="Normal" style:family="paragraph">
      <style:text-properties style:font-name="Arial" style:font-name-complex="Arial" fo:font-size="14pt" style:font-size-asian="14pt" style:font-size-complex="14pt"/>
    </style:style>
    <style:style style:name="P390" style:parent-style-name="Normal" style:family="paragraph">
      <style:text-properties style:font-name="Arial" style:font-name-complex="Arial" fo:font-size="14pt" style:font-size-asian="14pt" style:font-size-complex="14pt"/>
    </style:style>
    <style:style style:name="P391" style:parent-style-name="Normal" style:family="paragraph">
      <style:text-properties style:font-name="Arial" style:font-name-complex="Arial" fo:font-size="14pt" style:font-size-asian="14pt" style:font-size-complex="14pt"/>
    </style:style>
    <style:style style:name="P392" style:parent-style-name="Normal" style:family="paragraph">
      <style:text-properties style:font-name="Arial" style:font-name-complex="Arial" fo:font-size="14pt" style:font-size-asian="14pt" style:font-size-complex="14pt"/>
    </style:style>
    <style:style style:name="P393" style:parent-style-name="Normal" style:family="paragraph">
      <style:text-properties style:font-name="Arial" style:font-name-complex="Arial" fo:font-size="14pt" style:font-size-asian="14pt" style:font-size-complex="14pt"/>
    </style:style>
    <style:style style:name="P394" style:parent-style-name="Normal" style:family="paragraph">
      <style:text-properties style:font-name="Arial" style:font-name-complex="Arial" fo:font-size="14pt" style:font-size-asian="14pt" style:font-size-complex="14pt"/>
    </style:style>
    <style:style style:name="P395" style:parent-style-name="Normal" style:family="paragraph">
      <style:text-properties style:font-name="Arial" style:font-name-complex="Arial" fo:font-size="14pt" style:font-size-asian="14pt" style:font-size-complex="14pt"/>
    </style:style>
    <style:style style:name="P396" style:parent-style-name="Normal" style:family="paragraph">
      <style:text-properties style:font-name="Arial" style:font-name-complex="Arial" fo:font-size="14pt" style:font-size-asian="14pt" style:font-size-complex="14pt"/>
    </style:style>
    <style:style style:name="P397" style:parent-style-name="Normal" style:family="paragraph">
      <style:text-properties style:font-name="Arial" style:font-name-complex="Arial" fo:font-size="14pt" style:font-size-asian="14pt" style:font-size-complex="14pt"/>
    </style:style>
    <style:style style:name="P398" style:parent-style-name="Normal" style:family="paragraph">
      <style:text-properties style:font-name="Arial" style:font-name-complex="Arial" fo:font-size="14pt" style:font-size-asian="14pt" style:font-size-complex="14pt"/>
    </style:style>
    <style:style style:name="P399" style:parent-style-name="Normal" style:family="paragraph">
      <style:text-properties style:font-name="Arial" style:font-name-complex="Arial" fo:font-size="14pt" style:font-size-asian="14pt" style:font-size-complex="14pt"/>
    </style:style>
    <style:style style:name="P400" style:parent-style-name="Normal" style:family="paragraph">
      <style:text-properties style:font-name="Arial" style:font-name-complex="Arial" fo:font-size="14pt" style:font-size-asian="14pt" style:font-size-complex="14pt"/>
    </style:style>
    <style:style style:name="P401" style:parent-style-name="Normal" style:family="paragraph">
      <style:text-properties style:font-name="Arial" style:font-name-complex="Arial" fo:font-size="14pt" style:font-size-asian="14pt" style:font-size-complex="14pt"/>
    </style:style>
    <style:style style:name="P402" style:parent-style-name="Normal" style:family="paragraph">
      <style:text-properties style:font-name="Arial" style:font-name-complex="Arial" fo:font-size="14pt" style:font-size-asian="14pt" style:font-size-complex="14pt"/>
    </style:style>
    <style:style style:name="P403" style:parent-style-name="Normal" style:family="paragraph">
      <style:text-properties style:font-name="Arial" style:font-name-complex="Arial" fo:font-size="14pt" style:font-size-asian="14pt" style:font-size-complex="14pt"/>
    </style:style>
    <style:style style:name="P404" style:parent-style-name="Normal" style:family="paragraph">
      <style:text-properties style:font-name="Arial" style:font-name-complex="Arial" fo:font-size="14pt" style:font-size-asian="14pt" style:font-size-complex="14pt"/>
    </style:style>
    <style:style style:name="P405" style:parent-style-name="Normal" style:family="paragraph">
      <style:text-properties style:font-name="Arial" style:font-name-complex="Arial" fo:font-size="14pt" style:font-size-asian="14pt" style:font-size-complex="14pt"/>
    </style:style>
    <style:style style:name="P406" style:parent-style-name="Normal" style:family="paragraph">
      <style:text-properties style:font-name="Arial" style:font-name-complex="Arial" fo:font-size="14pt" style:font-size-asian="14pt" style:font-size-complex="14pt"/>
    </style:style>
    <style:style style:name="P407" style:parent-style-name="Normal" style:family="paragraph">
      <style:text-properties style:font-name="Arial" style:font-name-complex="Arial" fo:font-size="14pt" style:font-size-asian="14pt" style:font-size-complex="14pt"/>
    </style:style>
    <style:style style:name="P408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09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0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1" style:parent-style-name="Párrafodelista" style:list-style-name="LFO6" style:family="paragraph">
      <style:text-properties style:font-name="Arial" style:font-name-complex="Arial" fo:font-size="14pt" style:font-size-asian="14pt" style:font-size-complex="14pt"/>
    </style:style>
    <style:style style:name="P412" style:parent-style-name="Normal" style:family="paragraph">
      <style:text-properties style:font-name="Arial" style:font-name-complex="Arial" fo:font-size="14pt" style:font-size-asian="14pt" style:font-size-complex="14pt"/>
    </style:style>
    <style:style style:name="P41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14" style:parent-style-name="Normal" style:family="paragraph">
      <style:text-properties style:font-name="Arial" style:font-name-complex="Arial" fo:font-size="14pt" style:font-size-asian="14pt" style:font-size-complex="14pt"/>
    </style:style>
    <style:style style:name="P415" style:parent-style-name="Normal" style:family="paragraph">
      <style:text-properties style:font-name="Arial" style:font-name-complex="Arial" fo:font-size="14pt" style:font-size-asian="14pt" style:font-size-complex="14pt"/>
    </style:style>
    <style:style style:name="P416" style:parent-style-name="Normal" style:family="paragraph">
      <style:text-properties style:font-name="Arial" style:font-name-complex="Arial" fo:font-size="14pt" style:font-size-asian="14pt" style:font-size-complex="14pt"/>
    </style:style>
    <style:style style:name="T417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T418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P419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P420" style:parent-style-name="Normal" style:family="paragraph">
      <style:text-properties style:font-name="Arial" style:font-name-complex="Arial" fo:font-size="14pt" style:font-size-asian="14pt" style:font-size-complex="14pt" fo:language="en" fo:country="US"/>
    </style:style>
    <style:style style:name="T421" style:parent-style-name="Fuentedepárrafopredeter." style:family="text">
      <style:text-properties style:font-name="Arial" style:font-name-complex="Arial" fo:font-size="14pt" style:font-size-asian="14pt" style:font-size-complex="14pt" fo:language="en" fo:country="US"/>
    </style:style>
    <style:style style:name="T422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423" style:parent-style-name="Normal" style:family="paragraph">
      <style:text-properties style:font-name="Arial" style:font-name-complex="Arial" fo:font-size="14pt" style:font-size-asian="14pt" style:font-size-complex="14pt"/>
    </style:style>
    <style:style style:name="P424" style:parent-style-name="Normal" style:family="paragraph">
      <style:text-properties style:font-name="Arial" style:font-name-complex="Arial" fo:font-size="14pt" style:font-size-asian="14pt" style:font-size-complex="14pt"/>
    </style:style>
    <style:style style:name="P425" style:parent-style-name="Normal" style:family="paragraph">
      <style:text-properties style:font-name="Arial" style:font-name-complex="Arial" fo:font-size="14pt" style:font-size-asian="14pt" style:font-size-complex="14pt"/>
    </style:style>
    <style:style style:name="P426" style:parent-style-name="Normal" style:family="paragraph">
      <style:text-properties style:font-name="Arial" style:font-name-complex="Arial" fo:font-size="14pt" style:font-size-asian="14pt" style:font-size-complex="14pt"/>
    </style:style>
    <style:style style:name="P427" style:parent-style-name="Normal" style:family="paragraph">
      <style:text-properties style:font-name="Arial" style:font-name-complex="Arial" fo:font-size="14pt" style:font-size-asian="14pt" style:font-size-complex="14pt"/>
    </style:style>
    <style:style style:name="P428" style:parent-style-name="Normal" style:family="paragraph">
      <style:text-properties style:font-name="Arial" style:font-name-complex="Arial" fo:font-size="14pt" style:font-size-asian="14pt" style:font-size-complex="14pt"/>
    </style:style>
    <style:style style:name="P429" style:parent-style-name="Normal" style:family="paragraph">
      <style:text-properties style:font-name="Arial" style:font-name-complex="Arial" fo:font-size="14pt" style:font-size-asian="14pt" style:font-size-complex="14pt"/>
    </style:style>
    <style:style style:name="P430" style:parent-style-name="Normal" style:family="paragraph">
      <style:text-properties style:font-name="Arial" style:font-name-complex="Arial" fo:font-size="14pt" style:font-size-asian="14pt" style:font-size-complex="14pt"/>
    </style:style>
    <style:style style:name="P431" style:parent-style-name="Normal" style:family="paragraph">
      <style:text-properties style:font-name="Arial" style:font-name-complex="Arial" fo:font-size="14pt" style:font-size-asian="14pt" style:font-size-complex="14pt"/>
    </style:style>
    <style:style style:name="P432" style:parent-style-name="Normal" style:family="paragraph">
      <style:text-properties style:font-name="Arial" style:font-name-complex="Arial" fo:font-size="14pt" style:font-size-asian="14pt" style:font-size-complex="14pt"/>
    </style:style>
    <style:style style:name="P433" style:parent-style-name="Normal" style:family="paragraph">
      <style:text-properties style:font-name="Arial" style:font-name-complex="Arial" fo:font-size="14pt" style:font-size-asian="14pt" style:font-size-complex="14pt"/>
    </style:style>
    <style:style style:name="P434" style:parent-style-name="Normal" style:family="paragraph">
      <style:text-properties style:font-name="Arial" style:font-name-complex="Arial" fo:font-size="14pt" style:font-size-asian="14pt" style:font-size-complex="14pt"/>
    </style:style>
    <style:style style:name="P435" style:parent-style-name="Normal" style:family="paragraph">
      <style:text-properties style:font-name="Arial" style:font-name-complex="Arial" fo:font-size="14pt" style:font-size-asian="14pt" style:font-size-complex="14pt"/>
    </style:style>
    <style:style style:name="P436" style:parent-style-name="Normal" style:family="paragraph">
      <style:text-properties style:font-name="Arial" style:font-name-complex="Arial" fo:font-size="14pt" style:font-size-asian="14pt" style:font-size-complex="14pt"/>
    </style:style>
    <style:style style:name="P437" style:parent-style-name="Normal" style:family="paragraph">
      <style:text-properties style:font-name="Arial" style:font-name-complex="Arial" fo:font-size="14pt" style:font-size-asian="14pt" style:font-size-complex="14pt"/>
    </style:style>
    <style:style style:name="P438" style:parent-style-name="Normal" style:family="paragraph">
      <style:text-properties style:font-name="Arial" style:font-name-complex="Arial" fo:font-size="14pt" style:font-size-asian="14pt" style:font-size-complex="14pt"/>
    </style:style>
    <style:style style:name="P439" style:parent-style-name="Normal" style:family="paragraph">
      <style:text-properties style:font-name="Arial" style:font-name-complex="Arial" fo:font-size="14pt" style:font-size-asian="14pt" style:font-size-complex="14pt"/>
    </style:style>
    <style:style style:name="P440" style:parent-style-name="Normal" style:family="paragraph">
      <style:text-properties style:font-name="Arial" style:font-name-complex="Arial" fo:font-size="14pt" style:font-size-asian="14pt" style:font-size-complex="14pt"/>
    </style:style>
    <style:style style:name="P441" style:parent-style-name="Normal" style:family="paragraph">
      <style:text-properties style:font-name="Arial" style:font-name-complex="Arial" fo:font-size="14pt" style:font-size-asian="14pt" style:font-size-complex="14pt"/>
    </style:style>
    <style:style style:name="P442" style:parent-style-name="Normal" style:family="paragraph">
      <style:text-properties style:font-name="Arial" style:font-name-complex="Arial" fo:font-size="14pt" style:font-size-asian="14pt" style:font-size-complex="14pt"/>
    </style:style>
    <style:style style:name="P443" style:parent-style-name="Normal" style:family="paragraph">
      <style:text-properties style:font-name="Arial" style:font-name-complex="Arial" fo:font-size="14pt" style:font-size-asian="14pt" style:font-size-complex="14pt"/>
    </style:style>
    <style:style style:name="P444" style:parent-style-name="Normal" style:family="paragraph">
      <style:text-properties style:font-name="Arial" style:font-name-complex="Arial" fo:font-size="14pt" style:font-size-asian="14pt" style:font-size-complex="14pt"/>
    </style:style>
    <style:style style:name="P445" style:parent-style-name="Normal" style:family="paragraph">
      <style:text-properties style:font-name="Arial" style:font-name-complex="Arial" fo:font-size="14pt" style:font-size-asian="14pt" style:font-size-complex="14pt"/>
    </style:style>
    <style:style style:name="P446" style:parent-style-name="Normal" style:family="paragraph">
      <style:text-properties style:font-name="Arial" style:font-name-complex="Arial" fo:font-size="14pt" style:font-size-asian="14pt" style:font-size-complex="14pt"/>
    </style:style>
    <style:style style:name="P447" style:parent-style-name="Normal" style:family="paragraph">
      <style:text-properties style:font-name="Arial" style:font-name-complex="Arial" fo:font-size="14pt" style:font-size-asian="14pt" style:font-size-complex="14pt"/>
    </style:style>
    <style:style style:name="P448" style:parent-style-name="Normal" style:family="paragraph">
      <style:text-properties style:font-name="Arial" style:font-name-complex="Arial" fo:font-size="14pt" style:font-size-asian="14pt" style:font-size-complex="14pt"/>
    </style:style>
    <style:style style:name="P449" style:parent-style-name="Normal" style:family="paragraph">
      <style:text-properties style:font-name="Arial" style:font-name-complex="Arial" fo:font-size="14pt" style:font-size-asian="14pt" style:font-size-complex="14pt"/>
    </style:style>
    <style:style style:name="P450" style:parent-style-name="Normal" style:family="paragraph">
      <style:text-properties style:font-name="Arial" style:font-name-complex="Arial" fo:font-size="14pt" style:font-size-asian="14pt" style:font-size-complex="14pt"/>
    </style:style>
    <style:style style:name="P451" style:parent-style-name="Normal" style:family="paragraph">
      <style:text-properties style:font-name="Arial" style:font-name-complex="Arial" fo:font-size="14pt" style:font-size-asian="14pt" style:font-size-complex="14pt"/>
    </style:style>
    <style:style style:name="P452" style:parent-style-name="Normal" style:family="paragraph">
      <style:text-properties style:font-name="Arial" style:font-name-complex="Arial" fo:font-size="14pt" style:font-size-asian="14pt" style:font-size-complex="14pt"/>
    </style:style>
    <style:style style:name="P453" style:parent-style-name="Normal" style:family="paragraph">
      <style:text-properties style:font-name="Arial" style:font-name-complex="Arial" fo:font-size="14pt" style:font-size-asian="14pt" style:font-size-complex="14pt"/>
    </style:style>
    <style:style style:name="P454" style:parent-style-name="Normal" style:family="paragraph">
      <style:text-properties style:font-name="Arial" style:font-name-complex="Arial" fo:font-size="14pt" style:font-size-asian="14pt" style:font-size-complex="14pt"/>
    </style:style>
    <style:style style:name="P455" style:parent-style-name="Normal" style:family="paragraph">
      <style:text-properties style:font-name="Arial" style:font-name-complex="Arial" fo:font-size="14pt" style:font-size-asian="14pt" style:font-size-complex="14pt"/>
    </style:style>
    <style:style style:name="P456" style:parent-style-name="Normal" style:family="paragraph">
      <style:text-properties style:font-name="Arial" style:font-name-complex="Arial" fo:font-size="14pt" style:font-size-asian="14pt" style:font-size-complex="14pt"/>
    </style:style>
    <style:style style:name="P457" style:parent-style-name="Normal" style:family="paragraph">
      <style:text-properties style:font-name="Arial" style:font-name-complex="Arial" fo:font-size="14pt" style:font-size-asian="14pt" style:font-size-complex="14pt"/>
    </style:style>
    <style:style style:name="P458" style:parent-style-name="Normal" style:family="paragraph">
      <style:text-properties style:font-name="Arial" style:font-name-complex="Arial" fo:font-size="14pt" style:font-size-asian="14pt" style:font-size-complex="14pt"/>
    </style:style>
    <style:style style:name="P459" style:parent-style-name="Normal" style:family="paragraph">
      <style:text-properties style:font-name="Arial" style:font-name-complex="Arial" fo:font-size="14pt" style:font-size-asian="14pt" style:font-size-complex="14pt"/>
    </style:style>
    <style:style style:name="P460" style:parent-style-name="Normal" style:family="paragraph">
      <style:text-properties style:font-name="Arial" style:font-name-complex="Arial" fo:font-size="14pt" style:font-size-asian="14pt" style:font-size-complex="14pt"/>
    </style:style>
    <style:style style:name="P461" style:parent-style-name="Normal" style:family="paragraph">
      <style:text-properties style:font-name="Arial" style:font-name-complex="Arial" fo:font-size="14pt" style:font-size-asian="14pt" style:font-size-complex="14pt"/>
    </style:style>
    <style:style style:name="P462" style:parent-style-name="Normal" style:family="paragraph">
      <style:text-properties style:font-name="Arial" style:font-name-complex="Arial" fo:font-size="14pt" style:font-size-asian="14pt" style:font-size-complex="14pt"/>
    </style:style>
    <style:style style:name="P463" style:parent-style-name="Normal" style:family="paragraph">
      <style:text-properties style:font-name="Arial" style:font-name-complex="Arial" fo:font-size="14pt" style:font-size-asian="14pt" style:font-size-complex="14pt"/>
    </style:style>
    <style:style style:name="P464" style:parent-style-name="Normal" style:family="paragraph">
      <style:text-properties style:font-name="Arial" style:font-name-complex="Arial" fo:font-size="14pt" style:font-size-asian="14pt" style:font-size-complex="14pt"/>
    </style:style>
    <style:style style:name="P465" style:parent-style-name="Normal" style:family="paragraph">
      <style:text-properties style:font-name="Arial" style:font-name-complex="Arial" fo:font-size="14pt" style:font-size-asian="14pt" style:font-size-complex="14pt"/>
    </style:style>
    <style:style style:name="P466" style:parent-style-name="Normal" style:family="paragraph">
      <style:text-properties style:font-name="Arial" style:font-name-complex="Arial" fo:font-size="14pt" style:font-size-asian="14pt" style:font-size-complex="14pt"/>
    </style:style>
    <style:style style:name="P467" style:parent-style-name="Normal" style:family="paragraph">
      <style:text-properties style:font-name="Arial" style:font-name-complex="Arial" fo:font-size="14pt" style:font-size-asian="14pt" style:font-size-complex="14pt"/>
    </style:style>
    <style:style style:name="P468" style:parent-style-name="Normal" style:family="paragraph">
      <style:text-properties style:font-name="Arial" style:font-name-complex="Arial" fo:font-size="14pt" style:font-size-asian="14pt" style:font-size-complex="14pt"/>
    </style:style>
    <style:style style:name="P469" style:parent-style-name="Normal" style:family="paragraph">
      <style:text-properties style:font-name="Arial" style:font-name-complex="Arial" fo:font-size="14pt" style:font-size-asian="14pt" style:font-size-complex="14pt"/>
    </style:style>
    <style:style style:name="P470" style:parent-style-name="Normal" style:family="paragraph">
      <style:text-properties style:font-name="Arial" style:font-name-complex="Arial" fo:font-size="14pt" style:font-size-asian="14pt" style:font-size-complex="14pt"/>
    </style:style>
    <style:style style:name="P471" style:parent-style-name="Normal" style:family="paragraph">
      <style:text-properties style:font-name="Arial" style:font-name-complex="Arial" fo:font-size="14pt" style:font-size-asian="14pt" style:font-size-complex="14pt"/>
    </style:style>
    <style:style style:name="P472" style:parent-style-name="Normal" style:family="paragraph">
      <style:text-properties style:font-name="Arial" style:font-name-complex="Arial" fo:font-size="14pt" style:font-size-asian="14pt" style:font-size-complex="14pt"/>
    </style:style>
    <style:style style:name="P473" style:parent-style-name="Normal" style:family="paragraph">
      <style:text-properties style:font-name="Arial" style:font-name-complex="Arial" fo:font-size="14pt" style:font-size-asian="14pt" style:font-size-complex="14pt"/>
    </style:style>
    <style:style style:name="P474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5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6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7" style:parent-style-name="Párrafodelista" style:list-style-name="LFO7" style:family="paragraph">
      <style:text-properties style:font-name="Arial" style:font-name-complex="Arial" fo:font-size="14pt" style:font-size-asian="14pt" style:font-size-complex="14pt"/>
    </style:style>
    <style:style style:name="P478" style:parent-style-name="Normal" style:family="paragraph">
      <style:text-properties style:font-name="Arial" style:font-name-complex="Arial" fo:font-size="14pt" style:font-size-asian="14pt" style:font-size-complex="14pt"/>
    </style:style>
    <style:style style:name="P47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8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8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49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7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09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0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5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6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7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8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1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0" style:parent-style-name="Normal" style:family="paragraph">
      <style:text-properties style:font-name="Arial" style:font-name-complex="Arial" fo:font-size="14pt" style:font-size-asian="14pt" style:font-size-complex="14pt"/>
    </style:style>
    <style:style style:name="P521" style:parent-style-name="Normal" style:family="paragraph">
      <style:text-properties style:font-name="Arial" style:font-name-complex="Arial" fo:font-size="14pt" style:font-size-asian="14pt" style:font-size-complex="14pt"/>
    </style:style>
    <style:style style:name="P52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3" style:parent-style-name="Normal" style:family="paragraph">
      <style:text-properties style:font-name="Arial" style:font-name-complex="Arial" fo:font-size="14pt" style:font-size-asian="14pt" style:font-size-complex="14pt"/>
    </style:style>
    <style:style style:name="P524" style:parent-style-name="Normal" style:family="paragraph">
      <style:text-properties style:font-name="Arial" style:font-name-complex="Arial" fo:font-size="14pt" style:font-size-asian="14pt" style:font-size-complex="14pt"/>
    </style:style>
    <style:style style:name="P525" style:parent-style-name="Normal" style:family="paragraph">
      <style:text-properties style:font-name="Arial" style:font-name-complex="Arial" fo:font-size="14pt" style:font-size-asian="14pt" style:font-size-complex="14pt"/>
    </style:style>
    <style:style style:name="P52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27" style:parent-style-name="Normal" style:family="paragraph">
      <style:text-properties style:font-name="Arial" style:font-name-complex="Arial" fo:font-size="14pt" style:font-size-asian="14pt" style:font-size-complex="14pt"/>
    </style:style>
    <style:style style:name="P528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529" style:parent-style-name="Párrafodelista" style:list-style-name="LFO8" style:family="paragraph">
      <style:text-properties style:font-name="Arial" style:font-name-complex="Arial" fo:font-size="14pt" style:font-size-asian="14pt" style:font-size-complex="14pt"/>
    </style:style>
    <style:style style:name="P530" style:parent-style-name="Párrafodelista" style:list-style-name="LFO8" style:family="paragraph"/>
    <style:style style:name="T531" style:parent-style-name="Fuentedepárrafopredeter." style:family="text">
      <style:text-properties style:font-name="Arial" style:font-name-complex="Arial" fo:font-size="14pt" style:font-size-asian="14pt" style:font-size-complex="14pt"/>
    </style:style>
    <style:style style:name="P53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3" style:parent-style-name="Normal" style:family="paragraph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35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36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7" style:parent-style-name="Normal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538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39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0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1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4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5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46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47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48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49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0" style:parent-style-name="Párrafodelista" style:list-style-name="LFO9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551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2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3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 fo:language="en" fo:country="US"/>
    </style:style>
    <style:style style:name="P554" style:parent-style-name="Normal" style:family="paragraph">
      <style:paragraph-properties fo:text-align="justify" fo:margin-left="0.25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555" style:parent-style-name="Normal" style:family="paragraph">
      <style:paragraph-properties fo:text-align="justify" fo:margin-left="0.25in">
        <style:tab-stops/>
      </style:paragraph-properties>
    </style:style>
    <style:style style:name="T556" style:parent-style-name="Fuentedepárrafopredeter.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EJERCICIO 1</text:p>
      <text:p text:style-name="P2">Crear la colección 'articulos' en la base de datos 'base1' (eliminar la colección previamente), cargar luego 6 documentos:</text:p>
      <text:p text:style-name="P3"/>
      <text:p text:style-name="P4"><text:s text:c="4"/>use base1</text:p>
      <text:p text:style-name="P5"><text:s text:c="4"/>db.articulos.drop()</text:p>
      <text:p text:style-name="P6"/>
      <text:p text:style-name="P7"><text:s text:c="4"/>db.articulos.insertOne(</text:p>
      <text:p text:style-name="P8"><text:s text:c="6"/>{</text:p>
      <text:p text:style-name="P9"><text:s text:c="8"/>_id: 1, <text:s/></text:p>
      <text:p text:style-name="P10"><text:s text:c="8"/>nombre: 'MULTIFUNCION HP DESKJET 2675',</text:p>
      <text:p text:style-name="P11"><text:s text:c="8"/>rubro: 'impresora',</text:p>
      <text:p text:style-name="P12"><text:s text:c="8"/>precio: 3000,</text:p>
      <text:p text:style-name="P13"><text:s text:c="8"/>stock: 20<text:s/></text:p>
      <text:p text:style-name="P14"><text:s text:c="6"/>}</text:p>
      <text:p text:style-name="P15"><text:s text:c="4"/>)</text:p>
      <text:p text:style-name="P16"><text:s text:c="4"/>db.articulos.insertOne(</text:p>
      <text:p text:style-name="P17"><text:s text:c="6"/>{</text:p>
      <text:p text:style-name="P18"><text:s text:c="8"/>_id: 2, <text:s/></text:p>
      <text:p text:style-name="P19"><text:s text:c="8"/>nombre: 'MULTIFUNCION EPSON EXPRESSION XP241',</text:p>
      <text:p text:style-name="P20"><text:s text:c="8"/>rubro: 'impresora',</text:p>
      <text:p text:style-name="P21"><text:s text:c="8"/>precio: 3700,</text:p>
      <text:p text:style-name="P22"><text:s text:c="8"/>stock: 5<text:s/></text:p>
      <text:p text:style-name="P23"><text:s text:c="6"/>}</text:p>
      <text:p text:style-name="P24"><text:s text:c="4"/>)</text:p>
      <text:p text:style-name="P25"><text:s text:c="4"/>db.articulos.insertOne(</text:p>
      <text:p text:style-name="P26"><text:s text:c="6"/>{</text:p>
      <text:p text:style-name="P27"><text:s text:c="8"/>_id: 3, <text:s/></text:p>
      <text:p text:style-name="P28"><text:s text:c="8"/>nombre: 'LED 19 PHILIPS',</text:p>
      <text:soft-page-break/>
      <text:p text:style-name="P29"><text:s text:c="8"/>rubro: 'monitor',</text:p>
      <text:p text:style-name="P30"><text:s text:c="8"/>precio: 4500,</text:p>
      <text:p text:style-name="P31"><text:s text:c="8"/>stock: 2</text:p>
      <text:p text:style-name="P32"><text:s text:c="6"/>}</text:p>
      <text:p text:style-name="P33"><text:s text:c="4"/>)</text:p>
      <text:p text:style-name="P34"><text:s text:c="4"/>db.articulos.insertOne(</text:p>
      <text:p text:style-name="P35"><text:s text:c="6"/>{</text:p>
      <text:p text:style-name="P36"><text:s text:c="8"/>_id: 4, <text:s/></text:p>
      <text:p text:style-name="P37"><text:s text:c="8"/>nombre: 'LED 22 PHILIPS',</text:p>
      <text:p text:style-name="P38"><text:s text:c="8"/>rubro: 'monitor',</text:p>
      <text:p text:style-name="P39"><text:s text:c="8"/>precio: 5700,</text:p>
      <text:p text:style-name="P40"><text:s text:c="8"/>stock: 4</text:p>
      <text:p text:style-name="P41"><text:s text:c="6"/>}</text:p>
      <text:p text:style-name="P42"><text:s text:c="4"/>)</text:p>
      <text:p text:style-name="P43"><text:s text:c="4"/>db.articulos.insertOne(</text:p>
      <text:p text:style-name="P44"><text:s text:c="6"/>{</text:p>
      <text:p text:style-name="P45"><text:s text:c="8"/>_id: 5, <text:s/></text:p>
      <text:p text:style-name="P46"><text:s text:c="8"/>nombre: 'LED 27 PHILIPS',</text:p>
      <text:p text:style-name="P47"><text:s text:c="8"/>rubro: 'monitor',</text:p>
      <text:p text:style-name="P48"><text:s text:c="8"/>precio: 12000,</text:p>
      <text:p text:style-name="P49"><text:s text:c="8"/>stock: 1</text:p>
      <text:p text:style-name="P50"><text:s text:c="6"/>}</text:p>
      <text:p text:style-name="P51"><text:s text:c="4"/>)</text:p>
      <text:p text:style-name="P52"/>
      <text:p text:style-name="P53"><text:s text:c="4"/>db.articulos.insertOne(</text:p>
      <text:p text:style-name="P54"><text:s text:c="6"/>{</text:p>
      <text:p text:style-name="P55"><text:s text:c="8"/>_id: 6, <text:s/></text:p>
      <text:p text:style-name="P56"><text:s text:c="8"/>nombre: 'LOGITECH M90',</text:p>
      <text:soft-page-break/>
      <text:p text:style-name="P57"><text:s text:c="8"/>rubro: 'mouse',</text:p>
      <text:p text:style-name="P58"><text:s text:c="8"/>precio: 300,</text:p>
      <text:p text:style-name="P59"><text:s text:c="8"/>stock: 4</text:p>
      <text:p text:style-name="P60"><text:s text:c="6"/>}</text:p>
      <text:p text:style-name="P61"><text:s text:c="4"/>)</text:p>
      <text:p text:style-name="P62"/>
      <text:list text:style-name="LFO1" text:continue-numbering="true">
        <text:list-item>
          <text:p text:style-name="P63">Imprimir todos los documentos de la colección 'articulos'.</text:p>
        </text:list-item>
        <text:list-item>
          <text:p text:style-name="P64">Imprimir todos los documentos de la colección 'articulos' que no son impresoras.</text:p>
        </text:list-item>
        <text:list-item>
          <text:p text:style-name="P65">Imprimir todos los artículos que pertenecen al rubro de 'mouse'.</text:p>
        </text:list-item>
        <text:list-item>
          <text:p text:style-name="P66">Imprimir todos los artículos con un precio mayor o igual a 5000.</text:p>
        </text:list-item>
        <text:list-item>
          <text:p text:style-name="P67">Imprimir todas las impresoras que tienen un precio mayor o igual a 3500.</text:p>
        </text:list-item>
        <text:list-item>
          <text:p text:style-name="P68">Imprimir todos los artículos cuyo stock se encuentra comprendido entre 0 y 4.</text:p>
        </text:list-item>
      </text:list>
      <text:p text:style-name="P69"/>
      <text:p text:style-name="P70">EJERCICIO 2</text:p>
      <text:p text:style-name="P71"/>
      <text:p text:style-name="P72">Crear la colección 'articulos' en la base de datos 'base1' (eliminar la colección previamente), cargar luego 6 documentos:</text:p>
      <text:p text:style-name="P73"/>
      <text:p text:style-name="P74"><text:s text:c="4"/>use base1</text:p>
      <text:p text:style-name="P75"><text:s text:c="4"/>db.articulos.drop()</text:p>
      <text:p text:style-name="P76"/>
      <text:p text:style-name="P77"><text:s text:c="4"/>db.articulos.insertOne(</text:p>
      <text:p text:style-name="P78"><text:s text:c="6"/>{</text:p>
      <text:p text:style-name="P79"><text:s text:c="8"/>_id: 1, <text:s/></text:p>
      <text:p text:style-name="P80"><text:s text:c="8"/>nombre: 'MULTIFUNCION HP DESKJET 2675',</text:p>
      <text:p text:style-name="P81"><text:s text:c="8"/>rubro: 'impresora',</text:p>
      <text:p text:style-name="P82"><text:s text:c="8"/>precio: 3000,</text:p>
      <text:soft-page-break/>
      <text:p text:style-name="P83"><text:s text:c="8"/>stock: 20<text:s/></text:p>
      <text:p text:style-name="P84"><text:s text:c="6"/>}</text:p>
      <text:p text:style-name="P85"><text:s text:c="4"/>)</text:p>
      <text:p text:style-name="P86"><text:s text:c="4"/>db.articulos.insertOne(</text:p>
      <text:p text:style-name="P87"><text:s text:c="6"/>{</text:p>
      <text:p text:style-name="P88"><text:s text:c="8"/>_id: 2, <text:s/></text:p>
      <text:p text:style-name="P89"><text:s text:c="8"/>nombre: 'MULTIFUNCION EPSON EXPRESSION XP241',</text:p>
      <text:p text:style-name="P90"><text:s text:c="8"/>rubro: 'impresora',</text:p>
      <text:p text:style-name="P91"><text:s text:c="8"/>precio: 3700,</text:p>
      <text:p text:style-name="P92"><text:s text:c="8"/>stock: 5<text:s/></text:p>
      <text:p text:style-name="P93"><text:s text:c="6"/>}</text:p>
      <text:p text:style-name="P94"><text:s text:c="4"/>)</text:p>
      <text:p text:style-name="P95"><text:s text:c="4"/>db.articulos.insertOne(</text:p>
      <text:p text:style-name="P96"><text:s text:c="6"/>{</text:p>
      <text:p text:style-name="P97"><text:s text:c="8"/>_id: 3, <text:s/></text:p>
      <text:p text:style-name="P98"><text:s text:c="8"/>nombre: 'LED 19 PHILIPS',</text:p>
      <text:p text:style-name="P99"><text:s text:c="8"/>rubro: 'monitor',</text:p>
      <text:p text:style-name="P100"><text:s text:c="8"/>precio: 4500,</text:p>
      <text:p text:style-name="P101"><text:s text:c="8"/>stock: 2</text:p>
      <text:p text:style-name="P102"><text:s text:c="6"/>}</text:p>
      <text:p text:style-name="P103"><text:s text:c="4"/>)</text:p>
      <text:p text:style-name="P104"><text:s text:c="4"/>db.articulos.insertOne(</text:p>
      <text:p text:style-name="P105"><text:s text:c="6"/>{</text:p>
      <text:p text:style-name="P106"><text:s text:c="8"/>_id: 4, <text:s/></text:p>
      <text:p text:style-name="P107"><text:s text:c="8"/>nombre: 'LED 22 PHILIPS',</text:p>
      <text:p text:style-name="P108"><text:s text:c="8"/>rubro: 'monitor',</text:p>
      <text:p text:style-name="P109"><text:s text:c="8"/>precio: 5700,</text:p>
      <text:p text:style-name="P110"><text:s text:c="8"/>stock: 4</text:p>
      <text:soft-page-break/>
      <text:p text:style-name="P111"><text:s text:c="6"/>}</text:p>
      <text:p text:style-name="P112"><text:s text:c="4"/>)</text:p>
      <text:p text:style-name="P113"><text:s text:c="4"/>db.articulos.insertOne(</text:p>
      <text:p text:style-name="P114"><text:s text:c="6"/>{</text:p>
      <text:p text:style-name="P115"><text:s text:c="8"/>_id: 5, <text:s/></text:p>
      <text:p text:style-name="P116"><text:s text:c="8"/>nombre: 'LED 27 PHILIPS',</text:p>
      <text:p text:style-name="P117"><text:s text:c="8"/>rubro: 'monitor',</text:p>
      <text:p text:style-name="P118"><text:s text:c="8"/>precio: 12000,</text:p>
      <text:p text:style-name="P119"><text:s text:c="8"/>stock: 1</text:p>
      <text:p text:style-name="P120"><text:s text:c="6"/>}</text:p>
      <text:p text:style-name="P121"><text:s text:c="4"/>)</text:p>
      <text:p text:style-name="P122"/>
      <text:p text:style-name="P123"><text:s text:c="4"/>db.articulos.insertOne(</text:p>
      <text:p text:style-name="P124"><text:s text:c="6"/>{</text:p>
      <text:p text:style-name="P125"><text:s text:c="8"/>_id: 6, <text:s/></text:p>
      <text:p text:style-name="P126"><text:s text:c="8"/>nombre: 'LOGITECH M90',</text:p>
      <text:p text:style-name="P127"><text:s text:c="8"/>rubro: 'mouse',</text:p>
      <text:p text:style-name="P128"><text:s text:c="8"/>precio: 300,</text:p>
      <text:p text:style-name="P129"><text:s text:c="8"/>stock: 4</text:p>
      <text:p text:style-name="P130"><text:s text:c="6"/>}</text:p>
      <text:p text:style-name="P131"><text:s text:c="4"/>)</text:p>
      <text:p text:style-name="P132"/>
      <text:p text:style-name="P133"/>
      <text:list text:style-name="LFO2" text:continue-numbering="true">
        <text:list-item>
          <text:p text:style-name="P134">Imprimir todos los documentos de la colección 'articulos'.</text:p>
        </text:list-item>
        <text:list-item>
          <text:p text:style-name="P135">Borrar los documentos de la colección 'articulos' cuyo rubro son impresoras, utilizar las dos sintaxis que permite MongoDB.</text:p>
        </text:list-item>
        <text:list-item>
          <text:p text:style-name="P136">Borrar todos los artículos que tienen un _id mayor o igual a 5.</text:p>
        </text:list-item>
      </text:list>
      <text:p text:style-name="P137"/>
      <text:soft-page-break/>
      <text:p text:style-name="P138">EJERCICIO 3</text:p>
      <text:p text:style-name="P139"/>
      <text:p text:style-name="P140">Crear la colección 'articulos' en la base de datos 'base1' (eliminar la colección previamente), cargar luego 6 documentos:</text:p>
      <text:p text:style-name="P141"/>
      <text:p text:style-name="P142"><text:s text:c="4"/>use base1</text:p>
      <text:p text:style-name="P143"><text:s text:c="4"/>db.articulos.drop()</text:p>
      <text:p text:style-name="P144"/>
      <text:p text:style-name="P145"><text:s text:c="4"/>db.articulos.insertOne(</text:p>
      <text:p text:style-name="P146"><text:s text:c="6"/>{</text:p>
      <text:p text:style-name="P147"><text:s text:c="8"/>_id: 1, <text:s/></text:p>
      <text:p text:style-name="P148"><text:s text:c="8"/>nombre: 'MULTIFUNCION HP DESKJET 2675',</text:p>
      <text:p text:style-name="P149"><text:s text:c="8"/>rubro: 'impresora',</text:p>
      <text:p text:style-name="P150"><text:s text:c="8"/>precio: 3000,</text:p>
      <text:p text:style-name="P151"><text:s text:c="8"/>stock: 20<text:s/></text:p>
      <text:p text:style-name="P152"><text:s text:c="6"/>}</text:p>
      <text:p text:style-name="P153"><text:s text:c="4"/>)</text:p>
      <text:p text:style-name="P154"><text:s text:c="4"/>db.articulos.insertOne(</text:p>
      <text:p text:style-name="P155"><text:s text:c="6"/>{</text:p>
      <text:p text:style-name="P156"><text:s text:c="8"/>_id: 2, <text:s/></text:p>
      <text:p text:style-name="P157"><text:s text:c="8"/>nombre: 'MULTIFUNCION EPSON EXPRESSION XP241',</text:p>
      <text:p text:style-name="P158"><text:s text:c="8"/>rubro: 'impresora',</text:p>
      <text:p text:style-name="P159"><text:s text:c="8"/>precio: 3700,</text:p>
      <text:p text:style-name="P160"><text:s text:c="8"/>stock: 5<text:s/></text:p>
      <text:p text:style-name="P161"><text:s text:c="6"/>}</text:p>
      <text:p text:style-name="P162"><text:s text:c="4"/>)</text:p>
      <text:p text:style-name="P163"><text:s text:c="4"/>db.articulos.insertOne(</text:p>
      <text:p text:style-name="P164"><text:s text:c="6"/>{</text:p>
      <text:p text:style-name="P165"><text:s text:c="8"/>_id: 3, <text:s/></text:p>
      <text:soft-page-break/>
      <text:p text:style-name="P166"><text:s text:c="8"/>nombre: 'LED 19 PHILIPS',</text:p>
      <text:p text:style-name="P167"><text:s text:c="8"/>rubro: 'monitor',</text:p>
      <text:p text:style-name="P168"><text:s text:c="8"/>precio: 4500,</text:p>
      <text:p text:style-name="P169"><text:s text:c="8"/>stock: 2</text:p>
      <text:p text:style-name="P170"><text:s text:c="6"/>}</text:p>
      <text:p text:style-name="P171"><text:s text:c="4"/>)</text:p>
      <text:p text:style-name="P172"><text:s text:c="4"/>db.articulos.insertOne(</text:p>
      <text:p text:style-name="P173"><text:s text:c="6"/>{</text:p>
      <text:p text:style-name="P174"><text:s text:c="8"/>_id: 4, <text:s/></text:p>
      <text:p text:style-name="P175"><text:s text:c="8"/>nombre: 'LED 22 PHILIPS',</text:p>
      <text:p text:style-name="P176"><text:s text:c="8"/>rubro: 'monitor',</text:p>
      <text:p text:style-name="P177"><text:s text:c="8"/>precio: 5700,</text:p>
      <text:p text:style-name="P178"><text:s text:c="8"/>stock: 4</text:p>
      <text:p text:style-name="P179"><text:s text:c="6"/>}</text:p>
      <text:p text:style-name="P180"><text:s text:c="4"/>)</text:p>
      <text:p text:style-name="P181"><text:s text:c="4"/>db.articulos.insertOne(</text:p>
      <text:p text:style-name="P182"><text:s text:c="6"/>{</text:p>
      <text:p text:style-name="P183"><text:s text:c="8"/>_id: 5, <text:s/></text:p>
      <text:p text:style-name="P184"><text:s text:c="8"/>nombre: 'LED 27 PHILIPS',</text:p>
      <text:p text:style-name="P185"><text:s text:c="8"/>rubro: 'monitor',</text:p>
      <text:p text:style-name="P186"><text:s text:c="8"/>precio: 12000,</text:p>
      <text:p text:style-name="P187"><text:s text:c="8"/>stock: 1</text:p>
      <text:p text:style-name="P188"><text:s text:c="6"/>}</text:p>
      <text:p text:style-name="P189"><text:s text:c="4"/>)</text:p>
      <text:p text:style-name="P190"/>
      <text:p text:style-name="P191"><text:s text:c="4"/>db.articulos.insertOne(</text:p>
      <text:p text:style-name="P192"><text:s text:c="6"/>{</text:p>
      <text:p text:style-name="P193"><text:s text:c="8"/>_id: 6, <text:s/></text:p>
      <text:soft-page-break/>
      <text:p text:style-name="P194"><text:s text:c="8"/>nombre: 'LOGITECH M90',</text:p>
      <text:p text:style-name="P195"><text:s text:c="8"/>rubro: 'mouse',</text:p>
      <text:p text:style-name="P196"><text:s text:c="8"/>precio: 300,</text:p>
      <text:p text:style-name="P197"><text:s text:c="8"/>stock: 4</text:p>
      <text:p text:style-name="P198"><text:s text:c="6"/>}</text:p>
      <text:p text:style-name="P199"><text:s text:c="4"/>)</text:p>
      <text:p text:style-name="P200"/>
      <text:list text:style-name="LFO3" text:continue-numbering="true">
        <text:list-item>
          <text:p text:style-name="P201">Imprimir todos los documentos de la colección 'articulos'.</text:p>
        </text:list-item>
        <text:list-item>
          <text:p text:style-name="P202">Modificar el precio del mouse 'LOGITECH M90'.</text:p>
        </text:list-item>
        <text:list-item>
          <text:p text:style-name="P203">Fijar el stock en 0 del artículo cuyo _id es 6.</text:p>
        </text:list-item>
        <text:list-item>
          <text:p text:style-name="P204">Agregar el campo proveedores con el array ['Martinez','Gutierrez'] para el artículo cuyo _id es 6.</text:p>
        </text:list-item>
        <text:list-item>
          <text:p text:style-name="P205">Eliminar el campo proveedores para el artículo cuyo _id es 6.</text:p>
        </text:list-item>
      </text:list>
      <text:p text:style-name="P206"/>
      <text:p text:style-name="P207">EJERCICIO 4</text:p>
      <text:p text:style-name="P208"/>
      <text:p text:style-name="P209"><text:s text:c="4"/>Crear la colección 'articulos' en la base de datos 'base1' (eliminar la colección previamente), cargar luego 6 documentos:</text:p>
      <text:p text:style-name="P210"/>
      <text:p text:style-name="P211"><text:s text:c="4"/>use base1</text:p>
      <text:p text:style-name="P212"><text:s text:c="4"/>db.articulos.drop()</text:p>
      <text:p text:style-name="P213"/>
      <text:p text:style-name="P214"><text:s text:c="4"/>db.articulos.insertOne(</text:p>
      <text:p text:style-name="P215"><text:s text:c="6"/>{</text:p>
      <text:p text:style-name="P216"><text:s text:c="8"/>_id: 1, <text:s/></text:p>
      <text:p text:style-name="P217"><text:s text:c="8"/>nombre: 'MULTIFUNCION HP DESKJET 2675',</text:p>
      <text:p text:style-name="P218"><text:s text:c="8"/>rubro: 'impresora',</text:p>
      <text:p text:style-name="P219"><text:s text:c="8"/>precio: 3000,</text:p>
      <text:p text:style-name="P220"><text:s text:c="8"/>stock: 20<text:s/></text:p>
      <text:p text:style-name="P221"><text:s text:c="6"/>}</text:p>
      <text:soft-page-break/>
      <text:p text:style-name="P222"><text:s text:c="4"/>)</text:p>
      <text:p text:style-name="P223"><text:s text:c="4"/>db.articulos.insertOne(</text:p>
      <text:p text:style-name="P224"><text:s text:c="6"/>{</text:p>
      <text:p text:style-name="P225"><text:s text:c="8"/>_id: 2, <text:s/></text:p>
      <text:p text:style-name="P226"><text:s text:c="8"/>nombre: 'MULTIFUNCION EPSON EXPRESSION XP241',</text:p>
      <text:p text:style-name="P227"><text:s text:c="8"/>rubro: 'impresora',</text:p>
      <text:p text:style-name="P228"><text:s text:c="8"/>precio: 3700,</text:p>
      <text:p text:style-name="P229"><text:s text:c="8"/>stock: 5<text:s/></text:p>
      <text:p text:style-name="P230"><text:s text:c="6"/>}</text:p>
      <text:p text:style-name="P231"><text:s text:c="4"/>)</text:p>
      <text:p text:style-name="P232"><text:s text:c="4"/>db.articulos.insertOne(</text:p>
      <text:p text:style-name="P233"><text:s text:c="6"/>{</text:p>
      <text:p text:style-name="P234"><text:s text:c="8"/>_id: 3, <text:s/></text:p>
      <text:p text:style-name="P235"><text:s text:c="8"/>nombre: 'LED 19 PHILIPS',</text:p>
      <text:p text:style-name="P236"><text:s text:c="8"/>rubro: 'monitor',</text:p>
      <text:p text:style-name="P237"><text:s text:c="8"/>precio: 4500,</text:p>
      <text:p text:style-name="P238"><text:s text:c="8"/>stock: 2</text:p>
      <text:p text:style-name="P239"><text:s text:c="6"/>}</text:p>
      <text:p text:style-name="P240"><text:s text:c="4"/>)</text:p>
      <text:p text:style-name="P241"><text:s text:c="4"/>db.articulos.insertOne(</text:p>
      <text:p text:style-name="P242"><text:s text:c="6"/>{</text:p>
      <text:p text:style-name="P243"><text:s text:c="8"/>_id: 4, <text:s/></text:p>
      <text:p text:style-name="P244"><text:s text:c="8"/>nombre: 'LED 22 PHILIPS',</text:p>
      <text:p text:style-name="P245"><text:s text:c="8"/>rubro: 'monitor',</text:p>
      <text:p text:style-name="P246"><text:s text:c="8"/>precio: 5700,</text:p>
      <text:p text:style-name="P247"><text:s text:c="8"/>stock: 4</text:p>
      <text:p text:style-name="P248"><text:s text:c="6"/>}</text:p>
      <text:p text:style-name="P249"><text:s text:c="4"/>)</text:p>
      <text:soft-page-break/>
      <text:p text:style-name="P250"><text:s text:c="4"/>db.articulos.insertOne(</text:p>
      <text:p text:style-name="P251"><text:s text:c="6"/>{</text:p>
      <text:p text:style-name="P252"><text:s text:c="8"/>_id: 5, <text:s/></text:p>
      <text:p text:style-name="P253"><text:s text:c="8"/>nombre: 'LED 27 PHILIPS',</text:p>
      <text:p text:style-name="P254"><text:s text:c="8"/>rubro: 'monitor',</text:p>
      <text:p text:style-name="P255"><text:s text:c="8"/>precio: 12000,</text:p>
      <text:p text:style-name="P256"><text:s text:c="8"/>stock: 1</text:p>
      <text:p text:style-name="P257"><text:s text:c="6"/>}</text:p>
      <text:p text:style-name="P258"><text:s text:c="4"/>)</text:p>
      <text:p text:style-name="P259"/>
      <text:p text:style-name="P260"><text:s text:c="4"/>db.articulos.insertOne(</text:p>
      <text:p text:style-name="P261"><text:s text:c="6"/>{</text:p>
      <text:p text:style-name="P262"><text:s text:c="8"/>_id: 6, <text:s/></text:p>
      <text:p text:style-name="P263"><text:s text:c="8"/>nombre: 'LOGITECH M90',</text:p>
      <text:p text:style-name="P264"><text:s text:c="8"/>rubro: 'mouse',</text:p>
      <text:p text:style-name="P265"><text:s text:c="8"/>precio: 300,</text:p>
      <text:p text:style-name="P266"><text:s text:c="8"/>stock: 4</text:p>
      <text:p text:style-name="P267"><text:s text:c="6"/>}</text:p>
      <text:p text:style-name="P268"><text:s text:c="4"/>)</text:p>
      <text:p text:style-name="P269"/>
      <text:list text:style-name="LFO4" text:continue-numbering="true">
        <text:list-item>
          <text:p text:style-name="P270">Imprimir todos los documentos de la colección 'articulos'.</text:p>
        </text:list-item>
        <text:list-item>
          <text:p text:style-name="P271">Fijar el stock en cero para todos los artículos del rubro monitor.</text:p>
        </text:list-item>
        <text:list-item>
          <text:p text:style-name="P272">Agregar un campo llamado 'pedir' con el valor true para todos los artículos que tienen el campo stock en 0.</text:p>
        </text:list-item>
        <text:list-item>
          <text:p text:style-name="P273">Eliminar el campo 'pedir' de todos los documentos</text:p>
        </text:list-item>
      </text:list>
      <text:p text:style-name="P274"/>
      <text:p text:style-name="P275">EJERCICIO 5</text:p>
      <text:p text:style-name="P276"/>
      <text:soft-page-break/>
      <text:p text:style-name="P277"><text:s text:c="4"/>Crear la colección 'medicamentos' en la base de datos 'base1' (eliminar la colección previamente), cargar luego 6 documentos:</text:p>
      <text:p text:style-name="P278"/>
      <text:p text:style-name="P279"><text:s text:c="4"/>use base1</text:p>
      <text:p text:style-name="P280"><text:s text:c="4"/>db.medicamentos.drop()</text:p>
      <text:p text:style-name="P281"/>
      <text:p text:style-name="P282"><text:s text:c="4"/>db.medicamentos.insertOne(</text:p>
      <text:p text:style-name="P283"><text:s text:c="6"/>{</text:p>
      <text:p text:style-name="P284"><text:s text:c="8"/>_id: 1, <text:s/></text:p>
      <text:p text:style-name="P285"><text:s text:c="8"/>nombre: 'Sertal',</text:p>
      <text:p text:style-name="P286"><text:s text:c="8"/>laboratorio: 'Roche',</text:p>
      <text:p text:style-name="P287"><text:s text:c="8"/>precio: 5.2,</text:p>
      <text:p text:style-name="P288"><text:s text:c="8"/>cantidad: 100 <text:s/></text:p>
      <text:p text:style-name="P289"><text:s text:c="6"/>}</text:p>
      <text:p text:style-name="P290"><text:s text:c="4"/>)</text:p>
      <text:p text:style-name="P291"><text:s text:c="4"/>db.medicamentos.insertOne(</text:p>
      <text:p text:style-name="P292"><text:s text:c="6"/>{</text:p>
      <text:p text:style-name="P293"><text:s text:c="8"/>_id: 2, <text:s/></text:p>
      <text:p text:style-name="P294"><text:s text:c="8"/>nombre: 'Buscapina',</text:p>
      <text:p text:style-name="P295"><text:s text:c="8"/>laboratorio: 'Roche',</text:p>
      <text:p text:style-name="P296"><text:s text:c="8"/>precio: 4.10,</text:p>
      <text:p text:style-name="P297"><text:s text:c="8"/>cantidad: 200<text:s/></text:p>
      <text:p text:style-name="P298"><text:s text:c="6"/>}</text:p>
      <text:p text:style-name="P299"><text:s text:c="4"/>)</text:p>
      <text:p text:style-name="P300"><text:s text:c="4"/>db.medicamentos.insertOne(</text:p>
      <text:p text:style-name="P301"><text:s text:c="6"/>{</text:p>
      <text:p text:style-name="P302"><text:s text:c="8"/>_id: 3, <text:s/></text:p>
      <text:p text:style-name="P303"><text:s text:c="8"/>nombre: 'Amoxidal 500',</text:p>
      <text:p text:style-name="P304"><text:s text:c="8"/>laboratorio: 'Bayer',</text:p>
      <text:soft-page-break/>
      <text:p text:style-name="P305"><text:s text:c="8"/>precio: 15.60,</text:p>
      <text:p text:style-name="P306"><text:s text:c="8"/>cantidad: 100<text:s/></text:p>
      <text:p text:style-name="P307"><text:s text:c="6"/>}</text:p>
      <text:p text:style-name="P308"><text:s text:c="4"/>)</text:p>
      <text:p text:style-name="P309"><text:s text:c="4"/>db.medicamentos.insertOne(</text:p>
      <text:p text:style-name="P310"><text:s text:c="6"/>{</text:p>
      <text:p text:style-name="P311"><text:s text:c="8"/>_id: 4, <text:s/></text:p>
      <text:p text:style-name="P312"><text:s text:c="8"/>nombre: 'Paracetamol 500',</text:p>
      <text:p text:style-name="P313"><text:s text:c="8"/>laboratorio: 'Bago',</text:p>
      <text:p text:style-name="P314"><text:s text:c="8"/>precio: 1.90,</text:p>
      <text:p text:style-name="P315"><text:s text:c="8"/>cantidad: 200<text:s/></text:p>
      <text:p text:style-name="P316"><text:s text:c="6"/>}</text:p>
      <text:p text:style-name="P317"><text:s text:c="4"/>)</text:p>
      <text:p text:style-name="P318"><text:s text:c="4"/>db.medicamentos.insertOne(</text:p>
      <text:p text:style-name="P319"><text:s text:c="6"/>{</text:p>
      <text:p text:style-name="P320"><text:s text:c="8"/>_id: 5, <text:s/></text:p>
      <text:p text:style-name="P321"><text:s text:c="8"/>nombre: 'Bayaspirina',</text:p>
      <text:p text:style-name="P322"><text:s text:c="8"/>laboratorio: 'Bayer',</text:p>
      <text:p text:style-name="P323"><text:s text:c="8"/>precio: 2.10,</text:p>
      <text:p text:style-name="P324"><text:s text:c="8"/>cantidad: 150<text:s/></text:p>
      <text:p text:style-name="P325"><text:s text:c="6"/>}</text:p>
      <text:p text:style-name="P326"><text:s text:c="4"/>)</text:p>
      <text:p text:style-name="P327"><text:s text:c="4"/>db.medicamentos.insertOne(</text:p>
      <text:p text:style-name="P328"><text:s text:c="6"/>{</text:p>
      <text:p text:style-name="P329"><text:s text:c="8"/>_id: 6, <text:s/></text:p>
      <text:p text:style-name="P330"><text:s text:c="8"/>nombre: 'Amoxidal jarabe',</text:p>
      <text:p text:style-name="P331"><text:s text:c="8"/>laboratorio: 'Bayer',</text:p>
      <text:p text:style-name="P332"><text:s text:c="8"/>precio: 5.10,</text:p>
      <text:soft-page-break/>
      <text:p text:style-name="P333"><text:s text:c="8"/>cantidad: 50<text:s/></text:p>
      <text:p text:style-name="P334"><text:s text:c="6"/>}</text:p>
      <text:p text:style-name="P335"><text:s text:c="4"/>)</text:p>
      <text:p text:style-name="P336"/>
      <text:list text:style-name="LFO5" text:continue-numbering="true">
        <text:list-item>
          <text:p text:style-name="P337">Imprimir todos los documentos de la colección 'medicamentos'.</text:p>
        </text:list-item>
        <text:list-item>
          <text:p text:style-name="P338">Recupere los medicamentos cuyo laboratorio sea 'Roche' y cuyo precio sea menor a 5.</text:p>
        </text:list-item>
        <text:list-item>
          <text:p text:style-name="P339">Recupere los medicamentos cuyo laboratorio sea 'Roche' o cuyo precio sea menor a 5.</text:p>
        </text:list-item>
        <text:list-item>
          <text:p text:style-name="P340">Muestre todos los medicamentos cuyo laboratorio NO sea "Bayer"</text:p>
        </text:list-item>
        <text:list-item>
          <text:p text:style-name="P341">Muestre todos los medicamentos cuyo laboratorio sea "Bayer" y cuya cantidad NO sea=100</text:p>
        </text:list-item>
        <text:list-item>
          <text:p text:style-name="P342">Elimine todos los documentos de la colección medicamentos cuyo laboratorio sea igual a "Bayer" y su precio sea mayor a 10</text:p>
        </text:list-item>
        <text:list-item>
          <text:p text:style-name="P343">Cambie la cantidad por 200, a todos los medicamentos de "Roche" cuyo precio sea mayor a 5</text:p>
        </text:list-item>
        <text:list-item>
          <text:p text:style-name="P344">Borre los medicamentos cuyo laboratorio sea "Bayer" o cuyo precio sea menor a 3</text:p>
        </text:list-item>
      </text:list>
      <text:p text:style-name="P345">EJERCICIO 6</text:p>
      <text:p text:style-name="P346"/>
      <text:p text:style-name="P347"><text:s text:c="4"/>Crear la colección 'articulos' en la base de datos 'base1' (eliminar la colección previamente), cargar luego 6 documentos:</text:p>
      <text:p text:style-name="P348"/>
      <text:p text:style-name="P349"><text:s text:c="4"/>use base1</text:p>
      <text:p text:style-name="P350"><text:s text:c="4"/>db.articulos.drop()</text:p>
      <text:p text:style-name="P351"/>
      <text:p text:style-name="P352"><text:s text:c="4"/>db.articulos.insertOne(</text:p>
      <text:p text:style-name="P353"><text:s text:c="6"/>{</text:p>
      <text:p text:style-name="P354"><text:s text:c="8"/>_id: 1, <text:s/></text:p>
      <text:p text:style-name="P355"><text:s text:c="8"/>nombre: 'MULTIFUNCION HP DESKJET 2675',</text:p>
      <text:p text:style-name="P356"><text:s text:c="8"/>rubro: 'impresora',</text:p>
      <text:soft-page-break/>
      <text:p text:style-name="P357"><text:s text:c="8"/>precio: 3000,</text:p>
      <text:p text:style-name="P358"><text:s text:c="8"/>stock: 20<text:s/></text:p>
      <text:p text:style-name="P359"><text:s text:c="6"/>}</text:p>
      <text:p text:style-name="P360"><text:s text:c="4"/>)</text:p>
      <text:p text:style-name="P361"><text:s text:c="4"/>db.articulos.insertOne(</text:p>
      <text:p text:style-name="P362"><text:s text:c="6"/>{</text:p>
      <text:p text:style-name="P363"><text:s text:c="8"/>_id: 2, <text:s/></text:p>
      <text:p text:style-name="P364"><text:s text:c="8"/>nombre: 'MULTIFUNCION EPSON EXPRESSION XP241',</text:p>
      <text:p text:style-name="P365"><text:s text:c="8"/>rubro: 'impresora',</text:p>
      <text:p text:style-name="P366"><text:s text:c="8"/>precio: 3700,</text:p>
      <text:p text:style-name="P367"><text:s text:c="8"/>stock: 5<text:s/></text:p>
      <text:p text:style-name="P368"><text:s text:c="6"/>}</text:p>
      <text:p text:style-name="P369"><text:s text:c="4"/>)</text:p>
      <text:p text:style-name="P370"><text:s text:c="4"/>db.articulos.insertOne(</text:p>
      <text:p text:style-name="P371"><text:s text:c="6"/>{</text:p>
      <text:p text:style-name="P372"><text:s text:c="8"/>_id: 3, <text:s/></text:p>
      <text:p text:style-name="P373"><text:s text:c="8"/>nombre: 'LED 19 PHILIPS',</text:p>
      <text:p text:style-name="P374"><text:s text:c="8"/>rubro: 'monitor',</text:p>
      <text:p text:style-name="P375"><text:s text:c="8"/>precio: 4500,</text:p>
      <text:p text:style-name="P376"><text:s text:c="8"/>stock: 2</text:p>
      <text:p text:style-name="P377"><text:s text:c="6"/>}</text:p>
      <text:p text:style-name="P378"><text:s text:c="4"/>)</text:p>
      <text:p text:style-name="P379"><text:s text:c="4"/>db.articulos.insertOne(</text:p>
      <text:p text:style-name="P380"><text:s text:c="6"/>{</text:p>
      <text:p text:style-name="P381"><text:s text:c="8"/>_id: 4, <text:s/></text:p>
      <text:p text:style-name="P382"><text:s text:c="8"/>nombre: 'LED 22 PHILIPS',</text:p>
      <text:p text:style-name="P383"><text:s text:c="8"/>rubro: 'monitor',</text:p>
      <text:p text:style-name="P384"><text:s text:c="8"/>precio: 5700,</text:p>
      <text:soft-page-break/>
      <text:p text:style-name="P385"><text:s text:c="8"/>stock: 4</text:p>
      <text:p text:style-name="P386"><text:s text:c="6"/>}</text:p>
      <text:p text:style-name="P387"><text:s text:c="4"/>)</text:p>
      <text:p text:style-name="P388"><text:s text:c="4"/>db.articulos.insertOne(</text:p>
      <text:p text:style-name="P389"><text:s text:c="6"/>{</text:p>
      <text:p text:style-name="P390"><text:s text:c="8"/>_id: 5, <text:s/></text:p>
      <text:p text:style-name="P391"><text:s text:c="8"/>nombre: 'LED 27 PHILIPS',</text:p>
      <text:p text:style-name="P392"><text:s text:c="8"/>rubro: 'monitor',</text:p>
      <text:p text:style-name="P393"><text:s text:c="8"/>precio: 12000,</text:p>
      <text:p text:style-name="P394"><text:s text:c="8"/>stock: 1</text:p>
      <text:p text:style-name="P395"><text:s text:c="6"/>}</text:p>
      <text:p text:style-name="P396"><text:s text:c="4"/>)</text:p>
      <text:p text:style-name="P397"/>
      <text:p text:style-name="P398"><text:s text:c="4"/>db.articulos.insertOne(</text:p>
      <text:p text:style-name="P399"><text:s text:c="6"/>{</text:p>
      <text:p text:style-name="P400"><text:s text:c="8"/>_id: 6, <text:s/></text:p>
      <text:p text:style-name="P401"><text:s text:c="8"/>nombre: 'LOGITECH M90',</text:p>
      <text:p text:style-name="P402"><text:s text:c="8"/>rubro: 'mouse',</text:p>
      <text:p text:style-name="P403"><text:s text:c="8"/>precio: 300,</text:p>
      <text:p text:style-name="P404"><text:s text:c="8"/>stock: 4</text:p>
      <text:p text:style-name="P405"><text:s text:c="6"/>}</text:p>
      <text:p text:style-name="P406"><text:s text:c="4"/>)</text:p>
      <text:p text:style-name="P407"/>
      <text:list text:style-name="LFO6" text:continue-numbering="true">
        <text:list-item>
          <text:p text:style-name="P408">Imprimir todos los documentos de la colección 'articulos', mostrar solo los campos _id y nombre.</text:p>
        </text:list-item>
        <text:list-item>
          <text:p text:style-name="P409">Imprimir todos los documentos de la colección 'articulos' que son impresoras, mostrar solo los campos nombre y precio.</text:p>
        </text:list-item>
        <text:list-item>
          <text:p text:style-name="P410">Imprimir todas las impresoras que tienen un precio mayor o igual a 3500. Solo mostrar los campos _id, nombre, precio y stock</text:p>
        </text:list-item>
        <text:list-item>
          <text:p text:style-name="P411">Imprimir todos los documentos de la colección 'articulos' que son monitor, mostrar solo los campos nombre y precio ordenados de menor a mayor.</text:p>
        </text:list-item>
      </text:list>
      <text:p text:style-name="P412"/>
      <text:p text:style-name="P413">EJERCICIO 7</text:p>
      <text:p text:style-name="P414"/>
      <text:p text:style-name="P415"><text:s text:c="4"/>Crear la colección 'libros' en la base de datos 'base1' (eliminar la colección previamente), cargar luego 4 documentos:</text:p>
      <text:p text:style-name="P416"/>
      <text:p text:style-name="Normal"><text:span text:style-name="T417"><text:s text:c="4"/></text:span><text:span text:style-name="T418">use base1</text:span></text:p>
      <text:p text:style-name="P419"><text:s text:c="4"/>db.libros.drop()</text:p>
      <text:p text:style-name="P420"/>
      <text:p text:style-name="Normal"><text:span text:style-name="T421"><text:s text:c="4"/></text:span><text:span text:style-name="T422">db.libros.insertOne(</text:span></text:p>
      <text:p text:style-name="P423"><text:s text:c="6"/>{</text:p>
      <text:p text:style-name="P424"><text:s text:c="8"/>_id: 1, <text:s/></text:p>
      <text:p text:style-name="P425"><text:s text:c="8"/>titulo: 'El aleph',</text:p>
      <text:p text:style-name="P426"><text:s text:c="8"/>autor: {</text:p>
      <text:p text:style-name="P427"><text:s text:c="10"/>nombre: 'Borges',</text:p>
      <text:p text:style-name="P428"><text:s text:c="10"/>nacionalidad: 'Argentina'</text:p>
      <text:p text:style-name="P429"><text:s text:c="8"/>},</text:p>
      <text:p text:style-name="P430"><text:s text:c="8"/>editorial: ['Siglo XXI','Planeta'],</text:p>
      <text:p text:style-name="P431"><text:s text:c="8"/>precio: 20,</text:p>
      <text:p text:style-name="P432"><text:s text:c="8"/>cantidad: 50<text:s/></text:p>
      <text:p text:style-name="P433"><text:s text:c="6"/>}</text:p>
      <text:p text:style-name="P434"><text:s text:c="4"/>)</text:p>
      <text:p text:style-name="P435"><text:s text:c="4"/>db.libros.insertOne(</text:p>
      <text:p text:style-name="P436"><text:s text:c="6"/>{</text:p>
      <text:p text:style-name="P437"><text:s text:c="8"/>_id: 2, <text:s/></text:p>
      <text:p text:style-name="P438"><text:s text:c="8"/>titulo: 'Martin Fierro',</text:p>
      <text:soft-page-break/>
      <text:p text:style-name="P439"><text:s text:c="8"/>autor: {</text:p>
      <text:p text:style-name="P440"><text:s text:c="10"/>nombre: 'Jose Hernandez',</text:p>
      <text:p text:style-name="P441"><text:s text:c="10"/>nacionalidad: 'Argentina'</text:p>
      <text:p text:style-name="P442"><text:s text:c="8"/>},</text:p>
      <text:p text:style-name="P443"><text:s text:c="8"/>editorial: ['Siglo XXI'],</text:p>
      <text:p text:style-name="P444"><text:s text:c="8"/>precio: 50,</text:p>
      <text:p text:style-name="P445"><text:s text:c="8"/>cantidad: 12</text:p>
      <text:p text:style-name="P446"><text:s text:c="6"/>}</text:p>
      <text:p text:style-name="P447"><text:s text:c="4"/>)</text:p>
      <text:p text:style-name="P448"><text:s text:c="4"/>db.libros.insertOne(</text:p>
      <text:p text:style-name="P449"><text:s text:c="6"/>{</text:p>
      <text:p text:style-name="P450"><text:s text:c="8"/>_id: 3, <text:s/></text:p>
      <text:p text:style-name="P451"><text:s text:c="8"/>titulo: 'Aprenda PHP',</text:p>
      <text:p text:style-name="P452"><text:s text:c="8"/>autor: {</text:p>
      <text:p text:style-name="P453"><text:s text:c="10"/>nombre: 'Mario Molina',</text:p>
      <text:p text:style-name="P454"><text:s text:c="10"/>nacionalidad: 'Española'</text:p>
      <text:p text:style-name="P455"><text:s text:c="8"/>},</text:p>
      <text:p text:style-name="P456"><text:s text:c="8"/>editorial: ['Siglo XXI','Planeta'],</text:p>
      <text:p text:style-name="P457"><text:s text:c="8"/>precio: 50,</text:p>
      <text:p text:style-name="P458"><text:s text:c="8"/>cantidad: 20</text:p>
      <text:p text:style-name="P459"><text:s text:c="6"/>}</text:p>
      <text:p text:style-name="P460"><text:s text:c="4"/>)</text:p>
      <text:p text:style-name="P461"><text:s text:c="4"/>db.libros.insertOne(</text:p>
      <text:p text:style-name="P462"><text:s text:c="6"/>{</text:p>
      <text:p text:style-name="P463"><text:s text:c="8"/>_id: 4, <text:s/></text:p>
      <text:p text:style-name="P464"><text:s text:c="8"/>autor: {</text:p>
      <text:p text:style-name="P465"><text:s text:c="10"/>nombre: 'Java en 10 minutos',</text:p>
      <text:p text:style-name="P466"><text:s text:c="10"/>nacionalidad: 'Española'</text:p>
      <text:soft-page-break/>
      <text:p text:style-name="P467"><text:s text:c="8"/>},</text:p>
      <text:p text:style-name="P468"><text:s text:c="8"/>editorial: ['Siglo XXI'],</text:p>
      <text:p text:style-name="P469"><text:s text:c="8"/>precio: 45,</text:p>
      <text:p text:style-name="P470"><text:s text:c="8"/>cantidad: 1<text:s/></text:p>
      <text:p text:style-name="P471"><text:s text:c="6"/>}</text:p>
      <text:p text:style-name="P472"><text:s text:c="4"/>)</text:p>
      <text:p text:style-name="P473"/>
      <text:list text:style-name="LFO7" text:continue-numbering="true">
        <text:list-item>
          <text:p text:style-name="P474">Imprimir todos los documentos de la colección 'libros'.</text:p>
        </text:list-item>
        <text:list-item>
          <text:p text:style-name="P475">Imprimir todos los libros de autores de nacionalidad 'Argentina'.</text:p>
        </text:list-item>
        <text:list-item>
          <text:p text:style-name="P476">Imprimir los libros de 'Borges'.</text:p>
        </text:list-item>
        <text:list-item>
          <text:p text:style-name="P477">Imprimir todos los libros de nacionalidad 'Española' que cuestan 50 o más.</text:p>
        </text:list-item>
      </text:list>
      <text:p text:style-name="P478"/>
      <text:p text:style-name="P479">EJERCICIO 8</text:p>
      <text:p text:style-name="P480">Crear la colección 'alumnos' en la base de datos 'base1' (eliminar la colección previamente), cargar luego 3 documentos:</text:p>
      <text:p text:style-name="P481">use base1</text:p>
      <text:p text:style-name="P482"/>
      <text:p text:style-name="P483">db.alumnos.drop()</text:p>
      <text:p text:style-name="P484"/>
      <text:p text:style-name="P485">db.alumnos.insertOne(</text:p>
      <text:p text:style-name="P486"><text:s text:c="2"/>{</text:p>
      <text:p text:style-name="P487"><text:s text:c="4"/>_id: 20456123,</text:p>
      <text:p text:style-name="P488"><text:s text:c="4"/>apellido: 'Gonzalez',</text:p>
      <text:p text:style-name="P489"><text:s text:c="4"/>nombre: 'Ana',</text:p>
      <text:p text:style-name="P490"><text:s text:c="4"/>domicilio: 'Colon 123',</text:p>
      <text:p text:style-name="P491"><text:s text:c="4"/>fechanacimiento: new Date(1990,7,15)<text:s/></text:p>
      <text:p text:style-name="P492"><text:s text:c="2"/>}</text:p>
      <text:p text:style-name="P493">)</text:p>
      <text:soft-page-break/>
      <text:p text:style-name="P494">db.alumnos.insertOne(</text:p>
      <text:p text:style-name="P495"><text:s text:c="2"/>{</text:p>
      <text:p text:style-name="P496"><text:s text:c="4"/>_id: 45123845,</text:p>
      <text:p text:style-name="P497"><text:s text:c="4"/>apellido: 'Juarez',</text:p>
      <text:p text:style-name="P498"><text:s text:c="4"/>nombre: 'Bernardo',</text:p>
      <text:p text:style-name="P499"><text:s text:c="4"/>domicilio: 'Sucre 456',</text:p>
      <text:p text:style-name="P500"><text:s text:c="4"/>fechanacimiento: new Date(1964,0,1)<text:s/></text:p>
      <text:p text:style-name="P501"><text:s text:c="2"/>}</text:p>
      <text:p text:style-name="P502">)</text:p>
      <text:p text:style-name="P503">db.alumnos.insertOne(</text:p>
      <text:p text:style-name="P504"><text:s text:c="2"/>{</text:p>
      <text:p text:style-name="P505"><text:s text:c="4"/>_id: 16567512,</text:p>
      <text:p text:style-name="P506"><text:s text:c="4"/>apellido: 'Perez',</text:p>
      <text:p text:style-name="P507"><text:s text:c="4"/>nombre: 'Laura',</text:p>
      <text:p text:style-name="P508"><text:s text:c="4"/>domicilio: '21 de Septiembre 3233',</text:p>
      <text:p text:style-name="P509"><text:s text:c="4"/>fechanacimiento: new Date(1972,3,2)<text:s/></text:p>
      <text:p text:style-name="P510"><text:s text:c="2"/>}</text:p>
      <text:p text:style-name="P511">)</text:p>
      <text:p text:style-name="P512"/>
      <text:p text:style-name="P513">db.alumnos.find().pretty()</text:p>
      <text:p text:style-name="P514"/>
      <text:list text:style-name="LFO9" text:continue-numbering="true">
        <text:list-item>
          <text:p text:style-name="P515">Imprimir todos los documentos de la colección alumnos.</text:p>
        </text:list-item>
        <text:list-item>
          <text:p text:style-name="P516">Imprimir solo el apellido y la fecha de nacimiento.</text:p>
        </text:list-item>
        <text:list-item>
          <text:p text:style-name="P517">Imprimir todos los datos ordenados por la fecha de nacimiento de mayor a menor.</text:p>
        </text:list-item>
        <text:list-item>
          <text:p text:style-name="P518">Imprimir todos los alumnos que nacieron a partir de 1970.</text:p>
        </text:list-item>
      </text:list>
      <text:p text:style-name="P519"/>
      <text:p text:style-name="P520"/>
      <text:p text:style-name="P521"/>
      <text:soft-page-break/>
      <text:p text:style-name="P522">EJERCICIO 9</text:p>
      <text:p text:style-name="P523"/>
      <text:p text:style-name="P524">¿Cómo obtenemos el número total de estudiantes que han pertenecido alguna vez a cada una de las universidades ordenando los resultados de forma descendente por el número de estudiantes?</text:p>
      <text:p text:style-name="P525"/>
      <text:p text:style-name="P526">EJERCICIO<text:s/>10</text:p>
      <text:p text:style-name="Normal"/>
      <text:p text:style-name="P527">Trabajando con el dataset de ZIPS (carpeta de datos, importarlo mediante mongoimport). Responde a las siguientes preguntas:</text:p>
      <text:list text:style-name="LFO8" text:continue-numbering="true">
        <text:list-item>
          <text:p text:style-name="P528">Cuales son los estados con una población superior a 10 millones</text:p>
        </text:list-item>
        <text:list-item>
          <text:p text:style-name="P529">Cual es la población media de cada uno de los estados</text:p>
        </text:list-item>
        <text:list-item>
          <text:p text:style-name="P530"><text:span text:style-name="T531">Cual es la ciudad mas grande y mas pequeña de cada estado</text:span></text:p>
        </text:list-item>
      </text:list>
      <text:p text:style-name="Normal"/>
      <text:p text:style-name="Normal"/>
      <text:p text:style-name="P532">EJERCICIO 11</text:p>
      <text:p text:style-name="P533"/>
      <text:p text:style-name="P534">Crea una colección con esquema de validación llamada posts. Define los campos: titulo, cuerpo, categoria, likes, tags, fecha. Titulo y cuerpo tienen que ser de tipo string y obligatorios. Categoria debe ser de tipo strin y opcional. Likes de tipo entero y opcional. Tags un array de strings opcional. Date una fecha y es opcional.</text:p>
      <text:p text:style-name="P535"/>
      <text:p text:style-name="P536">EJERCICIO 12</text:p>
      <text:p text:style-name="P537"/>
      <text:p text:style-name="P538">Crea una base de datos y agrega en ella tres tipos de usuarios:</text:p>
      <text:list text:style-name="LFO9" text:continue-numbering="true">
        <text:list-item>
          <text:p text:style-name="P539">Lector, tan solo podrá escribir en la BBDD</text:p>
        </text:list-item>
        <text:list-item>
          <text:p text:style-name="P540">Escritor, tan solo podra leer de la BBDD</text:p>
        </text:list-item>
        <text:list-item>
          <text:p text:style-name="P541">Administrador, podrá leer y escribir de la BBDD</text:p>
        </text:list-item>
      </text:list>
      <text:p text:style-name="P542">Prueba los tres usuarios, insertando, leyendo y haciendo ambas acciones sobre la BBDD respectivamente</text:p>
      <text:soft-page-break/>
      <text:p text:style-name="P543">Una vez compruebes que todo funciona correctamente, vamos a ponernos en el siguiente supuesto:</text:p>
      <text:list text:style-name="LFO9" text:continue-numbering="true">
        <text:list-item>
          <text:p text:style-name="P544">El administrador deja la empresa. Debemos de eliminar su usuario. Busca en la documentación como realizar esta acción.</text:p>
        </text:list-item>
        <text:list-item>
          <text:p text:style-name="P545">El escritor pasa a ser administrador, elevale los permisos añadiendole otro rol. Utiliza el comando<text:s/></text:p>
        </text:list-item>
      </text:list>
      <text:p text:style-name="P546">db.grantRolesToUser(</text:p>
      <text:p text:style-name="P547"><text:s text:c="3"/>'&lt;userName&gt;',</text:p>
      <text:p text:style-name="P548"><text:s text:c="3"/>[ { role : '&lt;roleName&gt;', db : '&lt;dbName&gt;' }, '&lt;roleName&gt;', … ]</text:p>
      <text:p text:style-name="P549">)</text:p>
      <text:list text:style-name="LFO9" text:continue-numbering="true">
        <text:list-item>
          <text:p text:style-name="P550">El lector pasa a ser escritor, habilitale los permisos de escritura y eliminale los de lectura con el siguiente comando</text:p>
        </text:list-item>
      </text:list>
      <text:p text:style-name="P551">db.revokeRolesFromUser(</text:p>
      <text:p text:style-name="P552"><text:s text:c="3"/>'&lt;userName&gt;',</text:p>
      <text:p text:style-name="P553"><text:s text:c="3"/>[ { role : '&lt;roleName&gt;', db : '&lt;dbname&gt;' } | '&lt;roleName&gt;' ]</text:p>
      <text:p text:style-name="P554">)</text:p>
      <text:p text:style-name="P555"><text:span text:style-name="T556">Prueba de nuevo que funciona todo correctament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s" style:country-asian="ES" fo:hyphenate="true"/>
    </style:style>
    <style:style style:name="HTMLconformatoprevio" style:display-name="HTML con formato previo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s" style:country-asian="ES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Lopez</meta:initial-creator>
    <dc:creator>Jorge Lopez</dc:creator>
    <meta:creation-date>2022-11-07T08:21:00Z</meta:creation-date>
    <dc:date>2023-04-11T07:00:00Z</dc:date>
    <meta:template xlink:href="Normal" xlink:type="simple"/>
    <meta:editing-cycles>5</meta:editing-cycles>
    <meta:editing-duration>PT6000S</meta:editing-duration>
    <meta:document-statistic meta:page-count="21" meta:paragraph-count="28" meta:word-count="2163" meta:character-count="14037" meta:row-count="99" meta:non-whitespace-character-count="11902"/>
  </office:meta>
</office:document-meta>
</file>